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D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C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D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D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C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667cm" style:rel-column-width="21845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C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5.667cm" style:rel-column-width="21845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C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C1" style:family="table-cell">
      <style:table-cell-properties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C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5.667cm" style:rel-column-width="2184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C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7.B1" style:family="table-cell">
      <style:table-cell-properties fo:padding="0.097cm" fo:border="0.5pt solid #000000"/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able_20_Heading">
      <style:paragraph-properties fo:text-align="left" style:justify-single-word="false"/>
    </style:style>
    <style:style style:name="P3" style:family="paragraph" style:parent-style-name="Table_20_Contents">
      <style:paragraph-properties fo:text-align="left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/>
    </style:style>
    <style:style style:name="T4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DC16C31 — Dokumentacja Techniczna</text:h>
      <text:p text:style-name="Horizontal_20_Line"/>
      <text:h text:style-name="Heading_20_2" text:outline-level="2">📋 Spis treści</text:h>
      <text:list text:style-name="L1">
        <text:list-item>
          <text:p text:style-name="P1"><text:a xlink:type="simple" xlink:href="#1-przegląd-projektu" text:style-name="Internet_20_link" text:visited-style-name="Visited_20_Internet_20_Link">Przegląd projektu</text:a></text:p>
        </text:list-item>
        <text:list-item>
          <text:p text:style-name="P1"><text:a xlink:type="simple" xlink:href="#2-wymagania-sprzętowe" text:style-name="Internet_20_link" text:visited-style-name="Visited_20_Internet_20_Link">Wymagania sprzętowe</text:a></text:p>
        </text:list-item>
        <text:list-item>
          <text:p text:style-name="P1"><text:a xlink:type="simple" xlink:href="#3-schemat-pinów" text:style-name="Internet_20_link" text:visited-style-name="Visited_20_Internet_20_Link">Schemat pinów</text:a></text:p>
        </text:list-item>
        <text:list-item>
          <text:p text:style-name="P1"><text:a xlink:type="simple" xlink:href="#4-architektura-oprogramowania" text:style-name="Internet_20_link" text:visited-style-name="Visited_20_Internet_20_Link">Architektura oprogramowania</text:a></text:p>
        </text:list-item>
        <text:list-item>
          <text:p text:style-name="P1"><text:a xlink:type="simple" xlink:href="#5-moduł-can-twai" text:style-name="Internet_20_link" text:visited-style-name="Visited_20_Internet_20_Link">Moduł CAN (TWAI)</text:a></text:p>
        </text:list-item>
        <text:list-item>
          <text:p text:style-name="P1"><text:a xlink:type="simple" xlink:href="#6-moduł-k-line" text:style-name="Internet_20_link" text:visited-style-name="Visited_20_Internet_20_Link">Moduł K-Line</text:a></text:p>
        </text:list-item>
        <text:list-item>
          <text:p text:style-name="P1"><text:a xlink:type="simple" xlink:href="#7-moduł-wyświetlacza-oled" text:style-name="Internet_20_link" text:visited-style-name="Visited_20_Internet_20_Link">Moduł wyświetlacza OLED</text:a></text:p>
        </text:list-item>
        <text:list-item>
          <text:p text:style-name="P1"><text:a xlink:type="simple" xlink:href="#8-interfejs-użytkownika--ui" text:style-name="Internet_20_link" text:visited-style-name="Visited_20_Internet_20_Link">Interfejs użytkownika — UI</text:a></text:p>
        </text:list-item>
        <text:list-item>
          <text:p text:style-name="P1"><text:a xlink:type="simple" xlink:href="#9-tryb-diagnostyczny-dtc" text:style-name="Internet_20_link" text:visited-style-name="Visited_20_Internet_20_Link">Tryb diagnostyczny DTC</text:a></text:p>
        </text:list-item>
        <text:list-item>
          <text:p text:style-name="P1"><text:a xlink:type="simple" xlink:href="#10-kody-qr" text:style-name="Internet_20_link" text:visited-style-name="Visited_20_Internet_20_Link">Kody QR</text:a></text:p>
        </text:list-item>
        <text:list-item>
          <text:p text:style-name="P1"><text:a xlink:type="simple" xlink:href="#11-przycisk-i-obsługa-zdarzeń" text:style-name="Internet_20_link" text:visited-style-name="Visited_20_Internet_20_Link">Przycisk i obsługa zdarzeń</text:a></text:p>
        </text:list-item>
        <text:list-item>
          <text:p text:style-name="P1"><text:a xlink:type="simple" xlink:href="#12-auto-kalibracja-ciśnienia" text:style-name="Internet_20_link" text:visited-style-name="Visited_20_Internet_20_Link">Auto-kalibracja ciśnienia</text:a></text:p>
        </text:list-item>
        <text:list-item>
          <text:p text:style-name="P1"><text:a xlink:type="simple" xlink:href="#13-splash-screen" text:style-name="Internet_20_link" text:visited-style-name="Visited_20_Internet_20_Link">Splash screen</text:a></text:p>
        </text:list-item>
        <text:list-item>
          <text:p text:style-name="P1"><text:a xlink:type="simple" xlink:href="#14-marketing-sender-0x001" text:style-name="Internet_20_link" text:visited-style-name="Visited_20_Internet_20_Link">Marketing sender (0x001)</text:a></text:p>
        </text:list-item>
        <text:list-item>
          <text:p text:style-name="P1"><text:a xlink:type="simple" xlink:href="#15-zmienne-globalne--reference" text:style-name="Internet_20_link" text:visited-style-name="Visited_20_Internet_20_Link">Zmienne globalne — reference</text:a></text:p>
        </text:list-item>
        <text:list-item>
          <text:p text:style-name="P1"><text:a xlink:type="simple" xlink:href="#16-przepływ-programu--schemat-głównej-pętli" text:style-name="Internet_20_link" text:visited-style-name="Visited_20_Internet_20_Link">Przepływ programu — schemat głównej pętli</text:a></text:p>
        </text:list-item>
        <text:list-item>
          <text:p text:style-name="P1"><text:a xlink:type="simple" xlink:href="#17-słowniczek-pojęć" text:style-name="Internet_20_link" text:visited-style-name="Visited_20_Internet_20_Link">Słowniczek pojęć</text:a></text:p>
        </text:list-item>
      </text:list>
      <text:p text:style-name="Horizontal_20_Line"/>
      <text:h text:style-name="Heading_20_2" text:outline-level="2">1. Przegląd projektu</text:h>
      <text:p text:style-name="Text_20_body"><text:span text:style-name="T1">EDC16C31</text:span> to firmware na mikrokontroler <text:span text:style-name="T1">ESP32</text:span> (platforma Arduino), który pełni rolę inteligentnego wyświetlacza diagnostycznego dla samochodów BMW serii E53 (X5) oraz E60 (5-seria).</text:p>
      <text:h text:style-name="Heading_20_3" text:outline-level="3">Co robi urządzenie?</text:h>
      <table:table table:name="Tabela1" table:style-name="Tabela1"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P2">Funkcja</text:p>
            </table:table-cell>
            <table:table-cell table:style-name="Tabela1.B1" office:value-type="string">
              <text:p text:style-name="P2">Opis</text:p>
            </table:table-cell>
          </table:table-row>
        </table:table-header-rows>
        <table:table-row>
          <table:table-cell table:style-name="Tabela1.A2" office:value-type="string">
            <text:p text:style-name="Table_20_Contents"><text:span text:style-name="T1">Odczyt CAN Bus</text:span></text:p>
          </table:table-cell>
          <table:table-cell table:style-name="Tabela1.B2" office:value-type="string">
            <text:p text:style-name="P3">Pobiera dane ze skrzynki biegów, silnika i innych modułów pojazdu</text:p>
          </table:table-cell>
        </table:table-row>
        <table:table-row>
          <table:table-cell table:style-name="Tabela1.A2" office:value-type="string">
            <text:p text:style-name="Table_20_Contents"><text:span text:style-name="T1">Odczyt K-Line</text:span></text:p>
          </table:table-cell>
          <table:table-cell table:style-name="Tabela1.B2" office:value-type="string">
            <text:p text:style-name="P3">Komunikuje się z ECU silnika protokołem K-Line (ISO 9141-2)</text:p>
          </table:table-cell>
        </table:table-row>
        <text:soft-page-break/>
        <table:table-row>
          <table:table-cell table:style-name="Tabela1.A2" office:value-type="string">
            <text:p text:style-name="Table_20_Contents"><text:span text:style-name="T1">Wyświetlanie</text:span></text:p>
          </table:table-cell>
          <table:table-cell table:style-name="Tabela1.B2" office:value-type="string">
            <text:p text:style-name="P3">Pokazuje na kolorowym OLED: bieg, tryb jazdy, temperatury, boost, napięcie</text:p>
          </table:table-cell>
        </table:table-row>
        <table:table-row>
          <table:table-cell table:style-name="Tabela1.A2" office:value-type="string">
            <text:p text:style-name="Table_20_Contents"><text:span text:style-name="T1">Diagnostyka DTC</text:span></text:p>
          </table:table-cell>
          <table:table-cell table:style-name="Tabela1.B2" office:value-type="string">
            <text:p text:style-name="P3">Odczytuje i kasuje kody błędów (Diagnostic Trouble Codes)</text:p>
          </table:table-cell>
        </table:table-row>
        <table:table-row>
          <table:table-cell table:style-name="Tabela1.A2" office:value-type="string">
            <text:p text:style-name="Table_20_Contents"><text:span text:style-name="T1">QR Code</text:span></text:p>
          </table:table-cell>
          <table:table-cell table:style-name="Tabela1.B2" office:value-type="string">
            <text:p text:style-name="P3">Generuje kod QR z kodami DTC przekierowujący na stronę serwisową</text:p>
          </table:table-cell>
        </table:table-row>
        <table:table-row>
          <table:table-cell table:style-name="Tabela1.A2" office:value-type="string">
            <text:p text:style-name="Table_20_Contents"><text:span text:style-name="T1">Auto-detekcja</text:span></text:p>
          </table:table-cell>
          <table:table-cell table:style-name="Tabela1.B2" office:value-type="string">
            <text:p text:style-name="P3">Automatycznie wykrywa typ magistrali CAN (stary/nowy) i wariant ECU (E53/E60)</text:p>
          </table:table-cell>
        </table:table-row>
      </table:table>
      <text:p text:style-name="Text_20_body"/>
      <text:h text:style-name="Heading_20_3" text:outline-level="3">Jakie dane są wyświetlane?</text:h>
      <text:p text:style-name="P4">┌─────────────────────────┐<text:line-break/>│ ENG: 95°C <text:s text:c="14"/>│ <text:s/>← temperatura silnika (lub boost w trybie K-Line)<text:line-break/>├─────────────────────────┤<text:line-break/>│ <text:s text:c="24"/>│<text:line-break/>│ <text:s text:c="7"/>D : 3 ^ <text:s text:c="9"/>│ <text:s/>← tryb jazdy : bieg + strzałka zmiany<text:line-break/>│ <text:s text:c="24"/>│<text:line-break/>├─────────────────────────┤<text:line-break/>│ GEAR: 82°C <text:s text:c="13"/>│ <text:s/>← temperatura skrzyni biegów (lub napięcie)<text:line-break/>└─────────────────────────┘</text:p>
      <text:p text:style-name="Horizontal_20_Line"/>
      <text:h text:style-name="Heading_20_2" text:outline-level="2">2. Wymagania sprzętowe</text:h>
      <text:h text:style-name="Heading_20_3" text:outline-level="3">Mikrokontroler</text:h>
      <text:list text:style-name="L2">
        <text:list-item>
          <text:p text:style-name="P5"><text:span text:style-name="T1">ESP32</text:span> (dowolny wariant z TWAI i UART) — zalecany ESP32-S3 lub klasyczny ESP32</text:p>
        </text:list-item>
      </text:list>
      <text:h text:style-name="Heading_20_3" text:outline-level="3" text:is-list-header="true">Peryferia</text:h>
      <table:table table:name="Tabela2" table:style-name="Tabela2">
        <table:table-column table:style-name="Tabela2.A" table:number-columns-repeated="3"/>
        <table:table-header-rows>
          <table:table-row>
            <table:table-cell table:style-name="Tabela2.A1" office:value-type="string">
              <text:p text:style-name="P2">Komponent</text:p>
            </table:table-cell>
            <table:table-cell table:style-name="Tabela2.A1" office:value-type="string">
              <text:p text:style-name="P2">Model</text:p>
            </table:table-cell>
            <table:table-cell table:style-name="Tabela2.C1" office:value-type="string">
              <text:p text:style-name="P2">Interfejs</text:p>
            </table:table-cell>
          </table:table-row>
        </table:table-header-rows>
        <table:table-row>
          <table:table-cell table:style-name="Tabela2.A2" office:value-type="string">
            <text:p text:style-name="P3">Wyświetlacz OLED</text:p>
          </table:table-cell>
          <table:table-cell table:style-name="Tabela2.A2" office:value-type="string">
            <text:p text:style-name="P3">SSD1351 1.5" 128×128 px, 65k kolorów</text:p>
          </table:table-cell>
          <table:table-cell table:style-name="Tabela2.C2" office:value-type="string">
            <text:p text:style-name="P3">Software SPI</text:p>
          </table:table-cell>
        </table:table-row>
        <table:table-row>
          <table:table-cell table:style-name="Tabela2.A2" office:value-type="string">
            <text:p text:style-name="P3">Transceiver CAN</text:p>
          </table:table-cell>
          <table:table-cell table:style-name="Tabela2.A2" office:value-type="string">
            <text:p text:style-name="P3">MCP2551 lub TJA1050</text:p>
          </table:table-cell>
          <table:table-cell table:style-name="Tabela2.C2" office:value-type="string">
            <text:p text:style-name="P3">TWAI (wbudowany w ESP32)</text:p>
          </table:table-cell>
        </table:table-row>
        <table:table-row>
          <table:table-cell table:style-name="Tabela2.A2" office:value-type="string">
            <text:p text:style-name="P3">Interfejs K-Line</text:p>
          </table:table-cell>
          <table:table-cell table:style-name="Tabela2.A2" office:value-type="string">
            <text:p text:style-name="P3">L9637D lub podobny</text:p>
          </table:table-cell>
          <table:table-cell table:style-name="Tabela2.C2" office:value-type="string">
            <text:p text:style-name="P3">UART (Serial1)</text:p>
          </table:table-cell>
        </table:table-row>
        <table:table-row>
          <table:table-cell table:style-name="Tabela2.A2" office:value-type="string">
            <text:p text:style-name="P3">Przycisk</text:p>
          </table:table-cell>
          <table:table-cell table:style-name="Tabela2.A2" office:value-type="string">
            <text:p text:style-name="P3">Taktowy NO</text:p>
          </table:table-cell>
          <table:table-cell table:style-name="Tabela2.C2" office:value-type="string">
            <text:p text:style-name="P3">GPIO z pull-up</text:p>
          </table:table-cell>
        </table:table-row>
      </table:table>
      <text:p text:style-name="Text_20_body"/>
      <text:h text:style-name="Heading_20_3" text:outline-level="3">Biblioteki Arduino</text:h>
      <text:p text:style-name="P4">Adafruit_GFX <text:s text:c="9"/>— grafika 2D (tekst, linie, prostokąty)<text:line-break/>Adafruit_SSD1351 <text:s text:c="5"/>— sterownik wyświetlacza<text:line-break/>driver/twai.h <text:s text:c="8"/>— wbudowany sterownik CAN (ESP-IDF)<text:line-break/>qrcode.h <text:s text:c="13"/>— generowanie kodów QR (biblioteka C)</text:p>
      <text:p text:style-name="Horizontal_20_Line"/>
      <text:h text:style-name="Heading_20_2" text:outline-level="2"><text:soft-page-break/>3. Schemat pinów</text:h>
      <text:p text:style-name="P4">ESP32 GPIO <text:s text:c="9"/>→ <text:s/>Funkcja<text:line-break/>────────────────────────────────────────<text:line-break/>GPIO 4 <text:s/>(MOSI) <text:s text:c="5"/>→ <text:s/>OLED SDA/MOSI<text:line-break/>GPIO 5 <text:s/>(SCK) <text:s text:c="6"/>→ <text:s/>OLED SCK/CLK<text:line-break/>GPIO 16 (CS) <text:s text:c="7"/>→ <text:s/>OLED Chip Select<text:line-break/>GPIO 15 (DC) <text:s text:c="7"/>→ <text:s/>OLED Data/Command<text:line-break/>GPIO 17 (RST) <text:s text:c="6"/>→ <text:s/>OLED Reset<text:line-break/>GPIO 7 <text:s/>(CAN_TX) <text:s text:c="3"/>→ <text:s/>Transceiver CAN TX<text:line-break/>GPIO 6 <text:s/>(CAN_RX) <text:s text:c="3"/>→ <text:s/>Transceiver CAN RX<text:line-break/>GPIO 35 (KLINE_RX) <text:s/>→ <text:s/>K-Line RX<text:line-break/>GPIO 38 (KLINE_TX) <text:s/>→ <text:s/>K-Line TX<text:line-break/>GPIO 14 <text:s text:c="12"/>→ <text:s/>Przycisk pomocniczy<text:line-break/>GPIO 21 <text:s text:c="12"/>→ <text:s/>Przycisk trybu / diagnostyki (PIN_KLINE_MODE)</text:p>
      <text:p text:style-name="Quotations">⚠️ <text:span text:style-name="T1">Uwaga dla juniora:</text:span> GPIO 21 to pin z podwójną funkcją — podczas <text:span text:style-name="T2">setup()</text:span> odczytuje stan (LOW = tryb K-Line aktywny), a podczas <text:span text:style-name="T2">loop()</text:span> obsługuje wciśnięcie przycisku.</text:p>
      <text:p text:style-name="Horizontal_20_Line"/>
      <text:h text:style-name="Heading_20_2" text:outline-level="2">4. Architektura oprogramowania</text:h>
      <text:h text:style-name="Heading_20_3" text:outline-level="3">Diagram modułów</text:h>
      <text:p text:style-name="P4">┌───────────────────────────────────────────────────────┐<text:line-break/>│ <text:s text:c="21"/>loop() <text:s text:c="26"/>│<text:line-break/>│ <text:s text:c="54"/>│<text:line-break/>│ <text:s/>┌──────────┐ <text:s/>┌──────────┐ <text:s/>┌──────────────────┐ <text:s text:c="2"/>│<text:line-break/>│ <text:s/>│ <text:s/>Button <text:s/>│ <text:s/>│Marketing │ <text:s/>│ <text:s text:c="2"/>CAN Receiver <text:s text:c="2"/>│ <text:s text:c="2"/>│<text:line-break/>│ <text:s/>│ Handler <text:s/>│ <text:s/>│ <text:s/>Sender <text:s/>│ <text:s/>│ <text:s/>(TWAI decode) <text:s text:c="2"/>│ <text:s text:c="2"/>│<text:line-break/>│ <text:s/>└──────────┘ <text:s/>└──────────┘ <text:s/>└────────┬─────────┘ <text:s text:c="2"/>│<text:line-break/>│ <text:s text:c="39"/>│ <text:s text:c="13"/>│<text:line-break/>│ <text:s/>┌─────────────────────────────────────▼──────────┐ <text:s/>│<text:line-break/>│ <text:s/>│ <text:s text:c="13"/>State Variables <text:s text:c="18"/>│ <text:s/>│<text:line-break/>│ <text:s/>│ <text:s/>bieg / tryb / zmia / tSilnika / tSkrzyni <text:s text:c="5"/>│ <text:s/>│<text:line-break/>│ <text:s/>│ <text:s/>kLineBoostHpa / kLineVoltage / canRPM <text:s text:c="8"/>│ <text:s/>│<text:line-break/>│ <text:s/>└─────────────────────────────────────┬──────────┘ <text:s/>│<text:line-break/>│ <text:s text:c="39"/>│ <text:s text:c="13"/>│<text:line-break/>│ <text:s/>┌─────────────────┐ <text:s text:c="3"/>┌──────────────▼──────────┐ <text:s/>│<text:line-break/>│ <text:s/>│ <text:s/>K-Line Update <text:s/>│ <text:s text:c="3"/>│ <text:s text:c="6"/>UI Update <text:s text:c="9"/>│ <text:s/>│<text:line-break/>│ <text:s/>│ <text:s/>(Serial1 ISO) <text:s/>│ <text:s text:c="3"/>│ <text:s/>(OLED SSD1351 draw) <text:s text:c="4"/>│ <text:s/>│<text:line-break/>│ <text:s/>└─────────────────┘ <text:s text:c="3"/>└─────────────────────────┘ <text:s/>│<text:line-break/>└───────────────────────────────────────────────────────┘</text:p>
      <text:h text:style-name="Heading_20_3" text:outline-level="3">Zasada działania (w skrócie)</text:h>
      <text:list text:style-name="L3">
        <text:list-item>
          <text:p text:style-name="P6"><text:span text:style-name="T3">setup()</text:span> — inicjalizuje peryferia, wyświetla splash screen, uruchamia CAN</text:p>
        </text:list-item>
        <text:list-item>
          <text:p text:style-name="P7"><text:span text:style-name="T3">loop()</text:span> — w każdej iteracji:</text:p>
          <text:list>
            <text:list-item>
              <text:p text:style-name="P6">Obsługuje przyciski</text:p>
            </text:list-item>
            <text:list-item>
              <text:p text:style-name="P6">Wysyła ramki marketingowe CAN</text:p>
            </text:list-item>
            <text:list-item>
              <text:p text:style-name="P6">Odbiera i dekoduje ramki CAN</text:p>
            </text:list-item>
            <text:list-item>
              <text:p text:style-name="P6">Aktualizuje dane K-Line (co 200 ms)</text:p>
            </text:list-item>
            <text:list-item>
              <text:p text:style-name="P6"><text:soft-page-break/>Jeśli cokolwiek się zmieniło → odświeża UI</text:p>
            </text:list-item>
          </text:list>
        </text:list-item>
      </text:list>
      <text:p text:style-name="Horizontal_20_Line"/>
      <text:h text:style-name="Heading_20_2" text:outline-level="2">5. Moduł CAN (TWAI)</text:h>
      <text:h text:style-name="Heading_20_3" text:outline-level="3">Co to jest CAN Bus?</text:h>
      <text:p text:style-name="Text_20_body">CAN (Controller Area Network) to magistrala komunikacyjna stosowana w samochodach. Wszystkie moduły (silnik, skrzynia, ABS…) wysyłają i odbierają krótkie ramki z identyfikatorem (ID) i do 8 bajtami danych.</text:p>
      <text:h text:style-name="Heading_20_3" text:outline-level="3">Konfiguracja</text:h>
      <text:p text:style-name="P4">// Prędkość: 500 kbit/s (standard dla BMW)<text:line-break/>// TX: GPIO 7, RX: GPIO 6<text:line-break/>// Kolejka RX: 64 ramki, TX: 16 ramek<text:line-break/>// Filtr: przyjmuj wszystkie ramki</text:p>
      <text:h text:style-name="Heading_20_3" text:outline-level="3">Auto-detekcja trybu CAN</text:h>
      <text:p text:style-name="Text_20_body">Urządzenie automatycznie rozpoznaje, czy samochód ma <text:span text:style-name="T1">stary CAN</text:span> (E53 pre-LCI) czy <text:span text:style-name="T1">nowy CAN</text:span> (E60/E53 LCI):</text:p>
      <text:p text:style-name="P4">enum CanMode { CAN_UNKNOWN, CAN_OLD, CAN_NEW }</text:p>
      <table:table table:name="Tabela3" table:style-name="Tabela3">
        <table:table-column table:style-name="Tabela3.A" table:number-columns-repeated="2"/>
        <table:table-header-rows>
          <table:table-row>
            <table:table-cell table:style-name="Tabela3.A1" office:value-type="string">
              <text:p text:style-name="P2">ID ramki</text:p>
            </table:table-cell>
            <table:table-cell table:style-name="Tabela3.B1" office:value-type="string">
              <text:p text:style-name="P2">Typ magistrali</text:p>
            </table:table-cell>
          </table:table-row>
        </table:table-header-rows>
        <table:table-row>
          <table:table-cell table:style-name="Tabela3.A2" office:value-type="string">
            <text:p text:style-name="Table_20_Contents"><text:span text:style-name="T2">0x43F</text:span>, <text:span text:style-name="T2">0x43B</text:span>, <text:span text:style-name="T2">0x329</text:span></text:p>
          </table:table-cell>
          <table:table-cell table:style-name="Tabela3.B2" office:value-type="string">
            <text:p text:style-name="P3">CAN_OLD</text:p>
          </table:table-cell>
        </table:table-row>
        <table:table-row>
          <table:table-cell table:style-name="Tabela3.A2" office:value-type="string">
            <text:p text:style-name="Table_20_Contents"><text:span text:style-name="T2">0x1D2</text:span>, <text:span text:style-name="T2">0x0BA</text:span>, <text:span text:style-name="T2">0x0B5</text:span>, <text:span text:style-name="T2">0x1D0</text:span></text:p>
          </table:table-cell>
          <table:table-cell table:style-name="Tabela3.B2" office:value-type="string">
            <text:p text:style-name="P3">CAN_NEW</text:p>
          </table:table-cell>
        </table:table-row>
      </table:table>
      <text:p text:style-name="Text_20_body"/>
      <text:p text:style-name="Text_20_body"><text:span text:style-name="T1">Mechanizm timeout:</text:span> jeśli przez 800 ms nie pojawi się żadna ramka danego typu → tryb wraca do <text:span text:style-name="T2">CAN_UNKNOWN</text:span>.</text:p>
      <text:p text:style-name="P4">static const uint32_t CAN_MODE_TIMEOUT_MS = 800;</text:p>
      <text:h text:style-name="Heading_20_3" text:outline-level="3">Auto-detekcja wariantu ECU</text:h>
      <text:p text:style-name="P4">enum EcuVariant { ECU_E53, ECU_E60 }</text:p>
      <text:p text:style-name="Text_20_body">Jeśli pojawi się ramka <text:span text:style-name="T2">0x0A9</text:span> → wariant zmienia się na <text:span text:style-name="T2">ECU_E60</text:span> (i boost jest odczytywany z CAN zamiast K-Line).</text:p>
      <text:p text:style-name="Horizontal_20_Line"/>
      <text:h text:style-name="Heading_20_3" text:outline-level="3">Dekodowanie ramek CAN — OLD CAN</text:h>
      <text:h text:style-name="Heading_20_4" text:outline-level="4">Ramka <text:span text:style-name="T2">0x43F</text:span> — pozycja skrzynki biegów</text:h>
      <table:table table:name="Tabela4" table:style-name="Tabela4">
        <table:table-column table:style-name="Tabela4.A" table:number-columns-repeated="2"/>
        <table:table-header-rows>
          <table:table-row>
            <table:table-cell table:style-name="Tabela4.A1" office:value-type="string">
              <text:p text:style-name="P2">Bit/Bajt</text:p>
            </table:table-cell>
            <table:table-cell table:style-name="Tabela4.B1" office:value-type="string">
              <text:p text:style-name="P2">Znaczenie</text:p>
            </table:table-cell>
          </table:table-row>
        </table:table-header-rows>
        <table:table-row>
          <table:table-cell table:style-name="Tabela4.A2" office:value-type="string">
            <text:p text:style-name="Table_20_Contents"><text:span text:style-name="T2">rxBuf[0] &amp; 0x07</text:span></text:p>
          </table:table-cell>
          <table:table-cell table:style-name="Tabela4.B2" office:value-type="string">
            <text:p text:style-name="Table_20_Contents">Indeks w tablicy <text:span text:style-name="T2">"N123456R"</text:span> → aktualny bieg</text:p>
          </table:table-cell>
        </table:table-row>
        <text:soft-page-break/>
        <table:table-row>
          <table:table-cell table:style-name="Tabela4.A2" office:value-type="string">
            <text:p text:style-name="Table_20_Contents"><text:span text:style-name="T2">rxBuf[0] &amp; 0x08</text:span></text:p>
          </table:table-cell>
          <table:table-cell table:style-name="Tabela4.B2" office:value-type="string">
            <text:p text:style-name="P3">Flaga zmiany biegu (shift in progress)</text:p>
          </table:table-cell>
        </table:table-row>
        <table:table-row>
          <table:table-cell table:style-name="Tabela4.A2" office:value-type="string">
            <text:p text:style-name="Table_20_Contents"><text:span text:style-name="T2">rxBuf[1] &amp; 0x0F</text:span></text:p>
          </table:table-cell>
          <table:table-cell table:style-name="Tabela4.B2" office:value-type="string">
            <text:p text:style-name="Table_20_Contents"><text:span text:style-name="T2">0</text:span> = błąd (FAULT), <text:span text:style-name="T2">8</text:span> = Parking</text:p>
          </table:table-cell>
        </table:table-row>
        <table:table-row>
          <table:table-cell table:style-name="Tabela4.A2" office:value-type="string">
            <text:p text:style-name="Table_20_Contents"><text:span text:style-name="T2">rxBuf[2] &gt;&gt; 5</text:span></text:p>
          </table:table-cell>
          <table:table-cell table:style-name="Tabela4.B2" office:value-type="string">
            <text:p text:style-name="Table_20_Contents">Tryb jazdy: <text:span text:style-name="T2">0</text:span>=E(Economy), <text:span text:style-name="T2">1</text:span>=M(Manual), <text:span text:style-name="T2">2</text:span>=S(Sport)</text:p>
          </table:table-cell>
        </table:table-row>
      </table:table>
      <text:p text:style-name="Text_20_body"/>
      <text:p text:style-name="Text_20_body"><text:span text:style-name="T1">Logika zmiany biegu:</text:span></text:p>
      <text:p text:style-name="Text_20_body">Gdy <text:span text:style-name="T2">shiftFlag=1</text:span> i bieg poprzedni był cyfrą — przez max <text:span text:style-name="T2">SHIFT_TIMEOUT_MS=250ms</text:span> pokazuje strzałkę (góra/dół) i stary bieg, dopiero po ustabilizowaniu — nowy bieg.</text:p>
      <text:h text:style-name="Heading_20_4" text:outline-level="4">Ramka <text:span text:style-name="T2">0x43B</text:span> — temperatura skrzyni biegów (OLD)</text:h>
      <text:p text:style-name="P4">tSkrzyni = (int)rxBuf[0] - 55;<text:line-break/>// Przykład: rxBuf[0]=135 → tSkrzyni=80°C</text:p>
      <text:h text:style-name="Heading_20_4" text:outline-level="4">Ramka <text:span text:style-name="T2">0x329</text:span> — temperatura silnika (OLD)</text:h>
      <text:p text:style-name="P4">static inline int tempOld(uint8_t raw) {<text:line-break/> <text:s text:c="3"/>return (raw * 20 - 50 * 26 + 13) / 26;<text:line-break/>}<text:line-break/>// Nieliniowa formuła dopasowana do czujnika BMW</text:p>
      <text:p text:style-name="Horizontal_20_Line"/>
      <text:h text:style-name="Heading_20_3" text:outline-level="3">Dekodowanie ramek CAN — NEW CAN</text:h>
      <text:h text:style-name="Heading_20_4" text:outline-level="4">Ramka <text:span text:style-name="T2">0x1D2</text:span> — tryb skrzynki biegów</text:h>
      <text:p text:style-name="Text_20_body">Bajt <text:span text:style-name="T2">rxBuf[0] &amp; 0x0F</text:span> zawiera pozycję selektora:</text:p>
      <text:p text:style-name="P4">0 → '0' (brak sygnału)<text:line-break/>1 → 'P' (Parking) <text:s text:c="4"/>[one-hot: bit 0]<text:line-break/>2 → 'R' (Reverse) <text:s text:c="4"/>[one-hot: bit 1]<text:line-break/>3 → 'N' (Neutral) <text:s text:c="4"/>[one-hot: bit 1+0... nie one-hot → pos=3]<text:line-break/>4 → 'D' (Drive) <text:s text:c="6"/>[one-hot: bit 2]<text:line-break/>5 → 'S' (Sport)<text:line-break/>6 → 'M' (Manual)</text:p>
      <text:p text:style-name="Text_20_body">Jeśli <text:span text:style-name="T2">pos == 4</text:span> (Drive), sprawdzany jest <text:span text:style-name="T2">rxBuf[4] &amp; 0x03</text:span> — submode D/S.</text:p>
      <text:h text:style-name="Heading_20_4" text:outline-level="4">Ramka <text:span text:style-name="T2">0x0BA</text:span> — bieg w trybie D/S/M (NEW)</text:h>
      <text:p text:style-name="P4">char newBieg = (char)((rxBuf[0] &amp; 0x0F) + ('0' - 4));<text:line-break/>// (0x0F &amp; rxBuf) - 4 + ASCII '0'<text:line-break/>// Przykład: rxBuf[0]=0x35 → 0x05 - 4 = 1 → '1'</text:p>
      <text:p text:style-name="Text_20_body">Logika shift watchdog identyczna jak w OLD CAN.</text:p>
      <text:h text:style-name="Heading_20_4" text:outline-level="4">Ramka <text:span text:style-name="T2">0x0B5</text:span> — temperatura skrzyni (NEW)</text:h>
      <text:p text:style-name="P4">tSkrzyni = (int)rxBuf[7] - 40;</text:p>
      <text:h text:style-name="Heading_20_4" text:outline-level="4"><text:soft-page-break/>Ramka <text:span text:style-name="T2">0x1D0</text:span> — temperatura silnika (NEW)</text:h>
      <text:p text:style-name="P4">static inline int tempNew(uint8_t raw) { return (int)raw - 48; }</text:p>
      <text:p text:style-name="Horizontal_20_Line"/>
      <text:h text:style-name="Heading_20_3" text:outline-level="3">RPM z CAN</text:h>
      <text:h text:style-name="Heading_20_4" text:outline-level="4">E53 — ramka <text:span text:style-name="T2">0x316</text:span></text:h>
      <text:p text:style-name="P4">int rpm = (int)((rawRpmByte - 3) * 41.6667f);<text:line-break/>// Bajt 3 ramki 0x316</text:p>
      <text:h text:style-name="Heading_20_4" text:outline-level="4">E60 — ramka <text:span text:style-name="T2">0x0AA</text:span></text:h>
      <text:p text:style-name="P4">int rpm = (int)((rxBuf[5] * 68.9655f) - 36.517f);<text:line-break/>// Bajt 5 ramki 0x0AA</text:p>
      <text:p text:style-name="Text_20_body">RPM służy <text:span text:style-name="T1">wyłącznie</text:span> do auto-kalibracji ciśnienia atmosferycznego (gdy silnik &lt; 600 RPM = zgaszony).</text:p>
      <text:p text:style-name="Horizontal_20_Line"/>
      <text:h text:style-name="Heading_20_2" text:outline-level="2">6. Moduł K-Line</text:h>
      <text:h text:style-name="Heading_20_3" text:outline-level="3">Co to jest K-Line?</text:h>
      <text:p text:style-name="Text_20_body">K-Line (ISO 9141-2) to starszy, szeregowy protokół diagnostyczny — poprzednik OBD-II. Używa jednego przewodu (half-duplex), prędkość 10400 baud.</text:p>
      <text:h text:style-name="Heading_20_3" text:outline-level="3">Fast Init — inicjalizacja połączenia</text:h>
      <text:p text:style-name="Text_20_body">Procedura nawiązania komunikacji z ECU:</text:p>
      <text:p text:style-name="P4">1. Ustaw baudrate na 360 baud<text:line-break/>2. Wyślij bajt 0x00 (25ms przerwa → "break")<text:line-break/>3. Przestaw na 10400 baud<text:line-break/>4. Wyślij StartComm: 0x81 0x12 0xF1 0x81 0x05<text:line-break/>5. Czekaj na odpowiedź zawierającą 0xC1 (max 200ms)</text:p>
      <text:p text:style-name="P4">// Adresy protokołu:<text:line-break/>#define KLINE_TARGET_ADDR 0x12 <text:s text:c="2"/>// ECU (np. Bosch EDC16)<text:line-break/>#define KLINE_TESTER_ADDR 0xF1 <text:s text:c="2"/>// Tester (my)</text:p>
      <text:h text:style-name="Heading_20_3" text:outline-level="3">Usługa 0x2C — odczyt danych</text:h>
      <text:p text:style-name="Text_20_body">Ramka zapytania (8 bajtów):</text:p>
      <text:p text:style-name="P4">[0x84] [0x12] [0xF1] [0x2C] [0x10] [addrHi] [addrLo] [checksum]</text:p>
      <text:p text:style-name="Text_20_body">Odpowiedź — szukamy bajtu <text:span text:style-name="T2">0x6C</text:span>, po nim są dane:</text:p>
      <text:p text:style-name="P4">[...] [0x6C] [...] [hi] [lo] [...]<text:line-break/> <text:s text:c="14"/>↑ tu zaczyna się odpowiedź</text:p>
      <text:p text:style-name="Text_20_body"><text:span text:style-name="T2">raw16 = (resp[i+2] &lt;&lt; 8) | resp[i+3]</text:span></text:p>
      <text:h text:style-name="Heading_20_3" text:outline-level="3"><text:soft-page-break/>Odczytywane parametry</text:h>
      <text:h text:style-name="Heading_20_4" text:outline-level="4">Boost — adres <text:span text:style-name="T2">0x009E</text:span> (tylko E53)</text:h>
      <text:p text:style-name="P4">kLineBoostHpa = (int)(raw * 0.1276f);<text:line-break/>// raw → hPa ciśnienia doładowania</text:p>
      <text:h text:style-name="Heading_20_4" text:outline-level="4">Napięcie akumulatora — adres <text:span text:style-name="T2">0x0093</text:span></text:h>
      <text:p text:style-name="P4">kLineVoltage = raw * 0.00247f;<text:line-break/>// raw → Volty</text:p>
      <text:h text:style-name="Heading_20_3" text:outline-level="3">Boost z CAN dla E60 — ramka <text:span text:style-name="T2">0x0A9</text:span></text:h>
      <text:p text:style-name="Text_20_body">Dla E60 boost nie pochodzi z K-Line, lecz z ramki CAN <text:span text:style-name="T2">0x0A9</text:span>:</text:p>
      <text:p text:style-name="P4">static int boostHpaFrom0A9(const uint8_t* rxBuf) {<text:line-break/> <text:s text:c="3"/>const int LSB_START = 31;<text:line-break/> <text:s text:c="3"/>const int CYKL_LEN <text:s/>= 224;<text:line-break/> <text:s text:c="3"/>const int RAW_IDLE <text:s/>= 7472;<text:line-break/> <text:s text:c="3"/>const float FACTOR <text:s/>= 0.477f;<text:line-break/> <text:s text:c="3"/>const float OFFSET <text:s/>= 1023.0f;<text:line-break/><text:line-break/> <text:s text:c="3"/>int rawValue = (rxBuf[7] * CYKL_LEN) + (rxBuf[6] - LSB_START);<text:line-break/><text:line-break/> <text:s text:c="3"/>if (rawValue &lt; RAW_IDLE)<text:line-break/> <text:s text:c="7"/>return (int)((rawValue / (float)RAW_IDLE) * OFFSET);<text:line-break/> <text:s text:c="3"/>else<text:line-break/> <text:s text:c="7"/>return (int)(((rawValue - RAW_IDLE) * FACTOR) + OFFSET);<text:line-break/>}</text:p>
      <text:h text:style-name="Heading_20_3" text:outline-level="3">Cykl odczytu K-Line</text:h>
      <text:p text:style-name="P4">Interwał: co 200ms (KLINE_READ_INTERVAL_MS)<text:line-break/>Po 20 odczytach → ponowna inicjalizacja FastInit<text:line-break/>Jeśli zapytanie nie odpowiada → kLineConnected = false</text:p>
      <text:p text:style-name="Horizontal_20_Line"/>
      <text:h text:style-name="Heading_20_2" text:outline-level="2">7. Moduł wyświetlacza OLED</text:h>
      <text:h text:style-name="Heading_20_3" text:outline-level="3">Specyfikacja</text:h>
      <text:list text:style-name="L4">
        <text:list-item>
          <text:p text:style-name="P8"><text:span text:style-name="T1">Model:</text:span> Adafruit SSD1351, 128×128 px, 16-bit color (RGB 5-6-5)</text:p>
        </text:list-item>
        <text:list-item>
          <text:p text:style-name="P8"><text:span text:style-name="T1">Interfejs:</text:span> Software SPI (bitbang)</text:p>
        </text:list-item>
        <text:list-item>
          <text:p text:style-name="P8"><text:span text:style-name="T1">Rotacja:</text:span> 1 (90° obrót)</text:p>
        </text:list-item>
      </text:list>
      <text:h text:style-name="Heading_20_3" text:outline-level="3" text:is-list-header="true">Paleta kolorów (RGB 5-6-5)</text:h>
      <text:p text:style-name="P4">C_BLACK <text:s/>= 0x0000 <text:s text:c="2"/>// tło<text:line-break/>C_WHITE <text:s/>= 0xFFFF <text:s text:c="2"/>// tekst neutralny<text:line-break/>C_CYAN <text:s text:c="2"/>= 0x07FF <text:s text:c="2"/>// etykiety, linie<text:line-break/>C_YELL <text:s text:c="2"/>= 0xFFE0 <text:s text:c="2"/>// wartości ważne (temp silnika, DTC)<text:line-break/>C_RED <text:s text:c="3"/>= 0xF800 <text:s text:c="2"/>// błędy, P, FAULT<text:line-break/>C_GREEN <text:s/>= 0x07E0 <text:s text:c="2"/>// OK, strzałka w górę<text:line-break/>C_ORANGE = 0xFD20 <text:s text:c="2"/>// splash screen "4x4"</text:p>
      <text:h text:style-name="Heading_20_3" text:outline-level="3"><text:soft-page-break/>Layout ekranu</text:h>
      <text:p text:style-name="P4">Y=0 <text:s text:c="2"/>┌───────────────────────────┐<text:line-break/> <text:s text:c="5"/>│ ENG: 95°C <text:s text:c="16"/>│ <text:s/>← Y=7, <text:s/>textSize=2 (12×16px/znak)<text:line-break/>Y=25 <text:s/>├═══════════════════════════╡ <text:s/>← linia CYAN<text:line-break/> <text:s text:c="5"/>│ <text:s text:c="26"/>│<text:line-break/> <text:s text:c="5"/>│ <text:s text:c="2"/>Strefa środka (76px) <text:s text:c="3"/>│ <text:s/>← Y=27..102<text:line-break/> <text:s text:c="5"/>│ <text:s text:c="2"/>tryb : bieg + strzałka <text:s/>│<text:line-break/> <text:s text:c="5"/>│ <text:s text:c="26"/>│<text:line-break/>Y=104 ├═══════════════════════════╡ <text:s/>← linia CYAN<text:line-break/> <text:s text:c="5"/>│ GEAR: 82°C <text:s text:c="15"/>│ <text:s/>← Y=108, textSize=2<text:line-break/>Y=128 └───────────────────────────┘</text:p>
      <text:h text:style-name="Heading_20_3" text:outline-level="3">Rozmiary tekstów</text:h>
      <table:table table:name="Tabela5" table:style-name="Tabela5">
        <table:table-column table:style-name="Tabela5.A" table:number-columns-repeated="4"/>
        <table:table-header-rows>
          <table:table-row>
            <table:table-cell table:style-name="Tabela5.A1" office:value-type="string">
              <text:p text:style-name="P2">textSize</text:p>
            </table:table-cell>
            <table:table-cell table:style-name="Tabela5.A1" office:value-type="string">
              <text:p text:style-name="P2">Szerokość znaku</text:p>
            </table:table-cell>
            <table:table-cell table:style-name="Tabela5.A1" office:value-type="string">
              <text:p text:style-name="P2">Wysokość znaku</text:p>
            </table:table-cell>
            <table:table-cell table:style-name="Tabela5.D1" office:value-type="string">
              <text:p text:style-name="P2">Użycie</text:p>
            </table:table-cell>
          </table:table-row>
        </table:table-header-rows>
        <table:table-row>
          <table:table-cell table:style-name="Tabela5.A2" office:value-type="string">
            <text:p text:style-name="P3">5</text:p>
          </table:table-cell>
          <table:table-cell table:style-name="Tabela5.A2" office:value-type="string">
            <text:p text:style-name="P3">30 px</text:p>
          </table:table-cell>
          <table:table-cell table:style-name="Tabela5.A2" office:value-type="string">
            <text:p text:style-name="P3">40 px</text:p>
          </table:table-cell>
          <table:table-cell table:style-name="Tabela5.D2" office:value-type="string">
            <text:p text:style-name="P3">Tryb i bieg (D, 3)</text:p>
          </table:table-cell>
        </table:table-row>
        <table:table-row>
          <table:table-cell table:style-name="Tabela5.A2" office:value-type="string">
            <text:p text:style-name="P3">3</text:p>
          </table:table-cell>
          <table:table-cell table:style-name="Tabela5.A2" office:value-type="string">
            <text:p text:style-name="P3">18 px</text:p>
          </table:table-cell>
          <table:table-cell table:style-name="Tabela5.A2" office:value-type="string">
            <text:p text:style-name="P3">24 px</text:p>
          </table:table-cell>
          <table:table-cell table:style-name="Tabela5.D2" office:value-type="string">
            <text:p text:style-name="P3">Dwukropek separator, splash</text:p>
          </table:table-cell>
        </table:table-row>
        <table:table-row>
          <table:table-cell table:style-name="Tabela5.A2" office:value-type="string">
            <text:p text:style-name="P3">2</text:p>
          </table:table-cell>
          <table:table-cell table:style-name="Tabela5.A2" office:value-type="string">
            <text:p text:style-name="P3">12 px</text:p>
          </table:table-cell>
          <table:table-cell table:style-name="Tabela5.A2" office:value-type="string">
            <text:p text:style-name="P3">16 px</text:p>
          </table:table-cell>
          <table:table-cell table:style-name="Tabela5.D2" office:value-type="string">
            <text:p text:style-name="P3">Temperatury, strzałka, UI ogólny</text:p>
          </table:table-cell>
        </table:table-row>
        <table:table-row>
          <table:table-cell table:style-name="Tabela5.A2" office:value-type="string">
            <text:p text:style-name="P3">1</text:p>
          </table:table-cell>
          <table:table-cell table:style-name="Tabela5.A2" office:value-type="string">
            <text:p text:style-name="P3">6 px</text:p>
          </table:table-cell>
          <table:table-cell table:style-name="Tabela5.A2" office:value-type="string">
            <text:p text:style-name="P3">8 px</text:p>
          </table:table-cell>
          <table:table-cell table:style-name="Tabela5.D2" office:value-type="string">
            <text:p text:style-name="P3">Małe etykiety (DIAG, QR label)</text:p>
          </table:table-cell>
        </table:table-row>
      </table:table>
      <text:p text:style-name="Text_20_body"/>
      <text:p text:style-name="Horizontal_20_Line"/>
      <text:h text:style-name="Heading_20_2" text:outline-level="2">8. Interfejs użytkownika — UI</text:h>
      <text:h text:style-name="Heading_20_3" text:outline-level="3">Stany wyświetlacza</text:h>
      <text:p text:style-name="Text_20_body">Układ środkowej strefy (<text:span text:style-name="T2">drawnLayout</text:span>) przyjmuje trzy wartości:</text:p>
      <table:table table:name="Tabela6" table:style-name="Tabela6">
        <table:table-column table:style-name="Tabela6.A" table:number-columns-repeated="3"/>
        <table:table-header-rows>
          <table:table-row>
            <table:table-cell table:style-name="Tabela6.A1" office:value-type="string">
              <text:p text:style-name="P2">Wartość</text:p>
            </table:table-cell>
            <table:table-cell table:style-name="Tabela6.A1" office:value-type="string">
              <text:p text:style-name="P2">Kiedy</text:p>
            </table:table-cell>
            <table:table-cell table:style-name="Tabela6.C1" office:value-type="string">
              <text:p text:style-name="P2">Wyświetla</text:p>
            </table:table-cell>
          </table:table-row>
        </table:table-header-rows>
        <table:table-row>
          <table:table-cell table:style-name="Tabela6.A2" office:value-type="string">
            <text:p text:style-name="Table_20_Contents"><text:span text:style-name="T2">'D'</text:span></text:p>
          </table:table-cell>
          <table:table-cell table:style-name="Tabela6.A2" office:value-type="string">
            <text:p text:style-name="P3">Tryb D/S/M (jazda)</text:p>
          </table:table-cell>
          <table:table-cell table:style-name="Tabela6.C2" office:value-type="string">
            <text:p text:style-name="Table_20_Contents"><text:span text:style-name="T2">tryb : bieg ^</text:span></text:p>
          </table:table-cell>
        </table:table-row>
        <table:table-row>
          <table:table-cell table:style-name="Tabela6.A2" office:value-type="string">
            <text:p text:style-name="Table_20_Contents"><text:span text:style-name="T2">'P'</text:span></text:p>
          </table:table-cell>
          <table:table-cell table:style-name="Tabela6.A2" office:value-type="string">
            <text:p text:style-name="P3">Tryb P/R/N lub nieznany</text:p>
          </table:table-cell>
          <table:table-cell table:style-name="Tabela6.C2" office:value-type="string">
            <text:p text:style-name="Table_20_Contents">Tylko duże <text:span text:style-name="T2">P</text:span>/<text:span text:style-name="T2">R</text:span>/<text:span text:style-name="T2">N</text:span></text:p>
          </table:table-cell>
        </table:table-row>
        <table:table-row>
          <table:table-cell table:style-name="Tabela6.A2" office:value-type="string">
            <text:p text:style-name="Table_20_Contents"><text:span text:style-name="T2">'G'</text:span></text:p>
          </table:table-cell>
          <table:table-cell table:style-name="Tabela6.A2" office:value-type="string">
            <text:p text:style-name="P3">Kod błędu (FAULT)</text:p>
          </table:table-cell>
          <table:table-cell table:style-name="Tabela6.C2" office:value-type="string">
            <text:p text:style-name="Table_20_Contents">Tekst <text:span text:style-name="T2">"FAULT"</text:span> na czerwono</text:p>
          </table:table-cell>
        </table:table-row>
      </table:table>
      <text:p text:style-name="Text_20_body"/>
      <text:h text:style-name="Heading_20_3" text:outline-level="3">System cache — rysuj tylko zmiany</text:h>
      <text:p text:style-name="Text_20_body">Aby uniknąć migotania i niepotrzebnego rysowania, każde pole UI ma swój „poprzedni stan":</text:p>
      <text:p text:style-name="P4">static char drawnModeChar = 0; <text:s text:c="3"/>// ostatnio narysowany znak trybu<text:line-break/>static char drawnGearChar = 0; <text:s text:c="3"/>// ostatnio narysowany bieg<text:line-break/>static int8_t drawnArrow <text:s/>= 0; <text:s text:c="3"/>// -1, 0, +1<text:line-break/>static char drawnLayout <text:s text:c="2"/>= 0; <text:s text:c="3"/>// 'D', 'P', 'G'</text:p>
      <text:p text:style-name="Text_20_body">Rysowanie następuje <text:span text:style-name="T1">tylko gdy nowa wartość ≠ poprzednia</text:span>.</text:p>
      <text:h text:style-name="Heading_20_3" text:outline-level="3"><text:soft-page-break/>Debounce trybu P/R/N</text:h>
      <text:p text:style-name="Text_20_body">Problem: przy zmianie <text:span text:style-name="T2">D→N→D</text:span> na chwilę pojawia się <text:span text:style-name="T2">N</text:span>, co wygląda brzydko.</text:p>
      <text:p text:style-name="Text_20_body">Rozwiązanie: 80ms opóźnienie zanim <text:span text:style-name="T2">N</text:span> zostanie zaakceptowane jako nowy stan UI:</text:p>
      <text:p text:style-name="P4">static const uint32_t PRN_DEBOUNCE_MS = 80;</text:p>
      <text:p text:style-name="Text_20_body">Jeśli w ciągu 80ms tryb wrócił do D/S/M → <text:span text:style-name="T2">N</text:span> jest ignorowane.</text:p>
      <text:h text:style-name="Heading_20_3" text:outline-level="3">Strzałka zmiany biegu — latch</text:h>
      <text:p text:style-name="Text_20_body">Problem: zmiana biegu trwa kilkadziesiąt ms, a <text:span text:style-name="T2">zmia</text:span> szybko wraca do <text:span text:style-name="T2">0</text:span>.</text:p>
      <text:p text:style-name="Text_20_body">Rozwiązanie: latch — strzałka „trzyma się" przez minimum 180ms:</text:p>
      <text:p text:style-name="P4">static const uint32_t ARROW_MIN_SHOW_MS = 180;</text:p>
      <text:p text:style-name="P4">zmia=+1 → zmiaLatch=+1, zmiaLatchMs=now → strzałka widoczna<text:line-break/>zmia=0 <text:s/>→ jeśli (now - zmiaLatchMs) &lt; 180ms → strzałka dalej widoczna<text:line-break/> <text:s text:c="9"/>jeśli &gt;= 180ms → strzałka znika</text:p>
      <text:h text:style-name="Heading_20_3" text:outline-level="3">Temperatura — smart update</text:h>
      <text:p text:style-name="Text_20_body">Funkcja <text:span text:style-name="T2">drawTempSmart()</text:span> rysuje tylko zmienione cyfry zamiast całego pola:</text:p>
      <text:list text:style-name="L5">
        <text:list-item>
          <text:p text:style-name="P9">Konwertuje <text:span text:style-name="T2">int → string</text:span> (np. <text:span text:style-name="T2">95</text:span> → <text:span text:style-name="T2">"95"</text:span>)</text:p>
        </text:list-item>
        <text:list-item>
          <text:p text:style-name="P9">Jeśli długość stringa zmieniła się (np. <text:span text:style-name="T2">9→100</text:span>) → czyści i rysuje całość</text:p>
        </text:list-item>
        <text:list-item>
          <text:p text:style-name="P9">Jeśli długość ta sama → rysuje tylko zmienione znaki</text:p>
        </text:list-item>
      </text:list>
      <text:p text:style-name="P4">for (uint8_t i = 0; i &lt; newLen; i++) {<text:line-break/> <text:s text:c="3"/>if (newBuf[i] != prevBuf[i]) {<text:line-break/> <text:s text:c="7"/>clearCharAt(baseX, baseY, i);<text:line-break/> <text:s text:c="7"/>display.setCursor(baseX + i * CHAR_W, baseY);<text:line-break/> <text:s text:c="7"/>display.print(newBuf[i]);<text:line-break/> <text:s text:c="3"/>}<text:line-break/>}</text:p>
      <text:h text:style-name="Heading_20_3" text:outline-level="3">Kolory trybu jazdy</text:h>
      <text:p text:style-name="P4">'P' → C_RED <text:s text:c="4"/>// Parking — zatrzymany<text:line-break/>'R' → C_YELL <text:s text:c="3"/>// Reverse — uwaga<text:line-break/>'N' → C_WHITE <text:s text:c="2"/>// Neutral<text:line-break/>'D' → C_WHITE <text:s text:c="2"/>// Drive<text:line-break/>'S' → C_CYAN <text:s text:c="3"/>// Sport<text:line-break/>'M' → C_CYAN <text:s text:c="3"/>// Manual<text:line-break/>'G' → C_RED <text:s text:c="4"/>// FAULT</text:p>
      <text:p text:style-name="Horizontal_20_Line"/>
      <text:h text:style-name="Heading_20_2" text:outline-level="2">9. Tryb diagnostyczny DTC</text:h>
      <text:h text:style-name="Heading_20_3" text:outline-level="3">Wejście w tryb diagnostyczny</text:h>
      <text:p text:style-name="Text_20_body"><text:span text:style-name="T1">Długie wciśnięcie (≥3s)</text:span> przycisku GPIO 21 → <text:span text:style-name="T2">enterDiagMode()</text:span>:</text:p>
      <text:list text:style-name="L6">
        <text:list-item>
          <text:p text:style-name="P10"><text:soft-page-break/>Inicjalizacja K-Line (FastInit)</text:p>
        </text:list-item>
        <text:list-item>
          <text:p text:style-name="P10">Odczyt kodów błędów (usługa <text:span text:style-name="T2">0x18</text:span>)</text:p>
        </text:list-item>
        <text:list-item>
          <text:p text:style-name="P10">Obliczenie liczby stron: <text:span text:style-name="T2">ceil(dtcCount / 4) + 2</text:span></text:p>
        </text:list-item>
        <text:list-item>
          <text:p text:style-name="P10">Strona 0: pierwsza strona DTC</text:p>
        </text:list-item>
      </text:list>
      <text:h text:style-name="Heading_20_3" text:outline-level="3" text:is-list-header="true">Struktura stron diagnostycznych</text:h>
      <text:p text:style-name="P4">Strona 0..N-3 <text:s/>→ Lista DTC (4 kody na stronę)<text:line-break/>Strona N-2 <text:s text:c="4"/>→ Kod QR<text:line-break/>Strona N-1 <text:s text:c="4"/>→ Ekran DEL/EXIT</text:p>
      <text:h text:style-name="Heading_20_3" text:outline-level="3">Odczyt DTC — usługa 0x18</text:h>
      <text:p text:style-name="Text_20_body">Ramka zapytania:</text:p>
      <text:p text:style-name="P4">[0x84] [0x12] [0xF1] [0x18] [0x02] [0xFF] [0xFF] [checksum]</text:p>
      <text:p text:style-name="Text_20_body">Odpowiedź: szukamy bajtu <text:span text:style-name="T2">0x58</text:span>:</text:p>
      <text:p text:style-name="P4">[0x58] [liczba DTC] [DTC1_hi] [DTC1_lo] [status1] [DTC2_hi] ...</text:p>
      <text:p text:style-name="Text_20_body">Każdy DTC to 2 bajty kodu + 1 bajt statusu, max <text:span text:style-name="T2">MAX_DTCS = 20</text:span>.</text:p>
      <text:h text:style-name="Heading_20_3" text:outline-level="3">Kasowanie DTC — usługa 0x14</text:h>
      <text:p text:style-name="Text_20_body">Ramka:</text:p>
      <text:p text:style-name="P4">[0x83] [0x12] [0xF1] [0x14] [0xFF] [0xFF] [checksum]</text:p>
      <text:p text:style-name="Text_20_body">Odpowiedź: bajt <text:span text:style-name="T2">0x54</text:span> = sukces.</text:p>
      <text:h text:style-name="Heading_20_3" text:outline-level="3">Nawigacja w trybie diagnostycznym</text:h>
      <table:table table:name="Tabela7" table:style-name="Tabela7">
        <table:table-column table:style-name="Tabela7.A" table:number-columns-repeated="2"/>
        <table:table-header-rows>
          <table:table-row>
            <table:table-cell table:style-name="Tabela7.A1" office:value-type="string">
              <text:p text:style-name="P2">Akcja</text:p>
            </table:table-cell>
            <table:table-cell table:style-name="Tabela7.B1" office:value-type="string">
              <text:p text:style-name="P2">Efekt</text:p>
            </table:table-cell>
          </table:table-row>
        </table:table-header-rows>
        <table:table-row>
          <table:table-cell table:style-name="Tabela7.A2" office:value-type="string">
            <text:p text:style-name="P3">Krótkie wciśnięcie</text:p>
          </table:table-cell>
          <table:table-cell table:style-name="Tabela7.B2" office:value-type="string">
            <text:p text:style-name="P3">Następna strona</text:p>
          </table:table-cell>
        </table:table-row>
        <table:table-row>
          <table:table-cell table:style-name="Tabela7.A2" office:value-type="string">
            <text:p text:style-name="P3">Krótkie wciśnięcie na ostatniej stronie</text:p>
          </table:table-cell>
          <table:table-cell table:style-name="Tabela7.B2" office:value-type="string">
            <text:p text:style-name="P3">Wyjście z diagnostyki</text:p>
          </table:table-cell>
        </table:table-row>
        <table:table-row>
          <table:table-cell table:style-name="Tabela7.A2" office:value-type="string">
            <text:p text:style-name="P3">Długie wciśnięcie (≥3s) na ostatniej stronie</text:p>
          </table:table-cell>
          <table:table-cell table:style-name="Tabela7.B2" office:value-type="string">
            <text:p text:style-name="P3">Kasowanie DTC</text:p>
          </table:table-cell>
        </table:table-row>
        <table:table-row>
          <table:table-cell table:style-name="Tabela7.A2" office:value-type="string">
            <text:p text:style-name="P3">Długie wciśnięcie w normalnym trybie</text:p>
          </table:table-cell>
          <table:table-cell table:style-name="Tabela7.B2" office:value-type="string">
            <text:p text:style-name="P3">Wejście w diagnostykę</text:p>
          </table:table-cell>
        </table:table-row>
      </table:table>
      <text:p text:style-name="Text_20_body"/>
      <text:h text:style-name="Heading_20_3" text:outline-level="3">Wyświetlanie DTC</text:h>
      <text:p text:style-name="P4">┌─────────────────────────┐<text:line-break/>│ DIAG <text:s text:c="19"/>│<text:line-break/>├─────────────────────────┤<text:line-break/>│ 2A87 <text:s text:c="19"/>│ <text:s/>← DTC kod hex, kolor żółty<text:line-break/>│ 2C55 <text:s text:c="19"/>│<text:line-break/>│ 4823 <text:s text:c="19"/>│<text:line-break/>│ 5E02 <text:s text:c="19"/>│<text:line-break/>├─────────────────────────┤<text:line-break/>│ 1/3 &gt; <text:s text:c="18"/>│ <text:s/>← numer strony<text:line-break/>└─────────────────────────┘</text:p>
      <text:p text:style-name="Horizontal_20_Line"><text:soft-page-break/></text:p>
      <text:h text:style-name="Heading_20_2" text:outline-level="2">10. Kody QR</text:h>
      <text:h text:style-name="Heading_20_3" text:outline-level="3">Generowanie URL</text:h>
      <text:p text:style-name="Text_20_body">Format: <text:span text:style-name="T2">instalacjeoffroad.pl/dtc?c=XXXX,YYYY,ZZZZ</text:span></text:p>
      <text:p text:style-name="P4">// Przykład dla 3 kodów:<text:line-break/>"instalacjeoffroad.pl/dtc?c=2A87,2C55,4823"</text:p>
      <text:p text:style-name="Text_20_body">Jeśli URL przekracza limit QR lub brak DTC:</text:p>
      <text:p text:style-name="P4">"instalacjeoffroad.pl/dtc" <text:s text:c="6"/>// brak błędów<text:line-break/>"instalacjeoffroad.pl/dtc?c=all" // za dużo kodów</text:p>
      <text:h text:style-name="Heading_20_3" text:outline-level="3">Dobór wersji QR</text:h>
      <table:table table:name="Tabela8" table:style-name="Tabela8">
        <table:table-column table:style-name="Tabela8.A" table:number-columns-repeated="4"/>
        <table:table-header-rows>
          <table:table-row>
            <table:table-cell table:style-name="Tabela8.A1" office:value-type="string">
              <text:p text:style-name="P2">Długość URL</text:p>
            </table:table-cell>
            <table:table-cell table:style-name="Tabela8.A1" office:value-type="string">
              <text:p text:style-name="P2">Wersja QR</text:p>
            </table:table-cell>
            <table:table-cell table:style-name="Tabela8.A1" office:value-type="string">
              <text:p text:style-name="P2">Rozmiar modułów</text:p>
            </table:table-cell>
            <table:table-cell table:style-name="Tabela8.D1" office:value-type="string">
              <text:p text:style-name="P2">Skala px</text:p>
            </table:table-cell>
          </table:table-row>
        </table:table-header-rows>
        <table:table-row>
          <table:table-cell table:style-name="Tabela8.A2" office:value-type="string">
            <text:p text:style-name="P3">≤42 B</text:p>
          </table:table-cell>
          <table:table-cell table:style-name="Tabela8.A2" office:value-type="string">
            <text:p text:style-name="P3">V3 (29×29)</text:p>
          </table:table-cell>
          <table:table-cell table:style-name="Tabela8.A2" office:value-type="string">
            <text:p text:style-name="P3">29 mod</text:p>
          </table:table-cell>
          <table:table-cell table:style-name="Tabela8.D2" office:value-type="string">
            <text:p text:style-name="P3">4 px/mod = 116 px</text:p>
          </table:table-cell>
        </table:table-row>
        <table:table-row>
          <table:table-cell table:style-name="Tabela8.A2" office:value-type="string">
            <text:p text:style-name="P3">≤62 B</text:p>
          </table:table-cell>
          <table:table-cell table:style-name="Tabela8.A2" office:value-type="string">
            <text:p text:style-name="P3">V4 (33×33)</text:p>
          </table:table-cell>
          <table:table-cell table:style-name="Tabela8.A2" office:value-type="string">
            <text:p text:style-name="P3">33 mod</text:p>
          </table:table-cell>
          <table:table-cell table:style-name="Tabela8.D2" office:value-type="string">
            <text:p text:style-name="P3">3 px/mod = 99 px</text:p>
          </table:table-cell>
        </table:table-row>
        <table:table-row>
          <table:table-cell table:style-name="Tabela8.A2" office:value-type="string">
            <text:p text:style-name="P3">≤84 B</text:p>
          </table:table-cell>
          <table:table-cell table:style-name="Tabela8.A2" office:value-type="string">
            <text:p text:style-name="P3">V5 (37×37)</text:p>
          </table:table-cell>
          <table:table-cell table:style-name="Tabela8.A2" office:value-type="string">
            <text:p text:style-name="P3">37 mod</text:p>
          </table:table-cell>
          <table:table-cell table:style-name="Tabela8.D2" office:value-type="string">
            <text:p text:style-name="P3">3 px/mod = 111 px</text:p>
          </table:table-cell>
        </table:table-row>
        <table:table-row>
          <table:table-cell table:style-name="Tabela8.A2" office:value-type="string">
            <text:p text:style-name="P3">≤106 B</text:p>
          </table:table-cell>
          <table:table-cell table:style-name="Tabela8.A2" office:value-type="string">
            <text:p text:style-name="P3">V6 (41×41)</text:p>
          </table:table-cell>
          <table:table-cell table:style-name="Tabela8.A2" office:value-type="string">
            <text:p text:style-name="P3">41 mod</text:p>
          </table:table-cell>
          <table:table-cell table:style-name="Tabela8.D2" office:value-type="string">
            <text:p text:style-name="P3">3 px/mod = 123 px</text:p>
          </table:table-cell>
        </table:table-row>
      </table:table>
      <text:p text:style-name="Text_20_body"/>
      <text:p text:style-name="Text_20_body">Wszystkie wersje mieszczą się na ekranie 128×128 px.</text:p>
      <text:h text:style-name="Heading_20_3" text:outline-level="3">Renderowanie QR</text:h>
      <text:p text:style-name="P4">1. Oblicz startX, startY (wycentruj na ekranie)<text:line-break/>2. Narysuj biały prostokąt (quiet zone, 4px margines)<text:line-break/>3. Dla każdego modułu QR:<text:line-break/> <text:s text:c="2"/>- moduł czarny (=1) → fillRect z C_BLACK<text:line-break/> <text:s text:c="2"/>- moduł biały (=0) <text:s/>→ fillRect z C_WHITE</text:p>
      <text:p text:style-name="Horizontal_20_Line"/>
      <text:h text:style-name="Heading_20_2" text:outline-level="2">11. Przycisk i obsługa zdarzeń</text:h>
      <text:h text:style-name="Heading_20_3" text:outline-level="3">GPIO 14 — przycisk pomocniczy</text:h>
      <text:p text:style-name="Text_20_body">Czytany przez <text:span text:style-name="T2">handleButton()</text:span>, ale w obecnej wersji firmware nie ma przypisanej akcji (reserved).</text:p>
      <text:h text:style-name="Heading_20_3" text:outline-level="3">GPIO 21 — główny przycisk</text:h>
      <text:p text:style-name="Text_20_body">Stan oparty o maszynę stanów z debouncingiem (50ms) i wykrywaniem długiego wciśnięcia (3000ms):</text:p>
      <text:p text:style-name="P4"><text:s text:c="12"/>press <text:s text:c="17"/>hold ≥3s<text:line-break/>HIGH ──────────────► LOW ─────────────────────► LONG PRESS<text:line-break/> <text:s text:c="21"/>│<text:line-break/> <text:s text:c="21"/>│ release &lt; 3s<text:line-break/><text:soft-page-break/> <text:s text:c="21"/>▼<text:line-break/> <text:s text:c="17"/>SHORT PRESS</text:p>
      <text:h text:style-name="Heading_20_4" text:outline-level="4">Tryb normalny (nie-diagnostyczny)</text:h>
      <table:table table:name="Tabela9" table:style-name="Tabela9">
        <table:table-column table:style-name="Tabela9.A" table:number-columns-repeated="2"/>
        <table:table-header-rows>
          <table:table-row>
            <table:table-cell table:style-name="Tabela9.A1" office:value-type="string">
              <text:p text:style-name="P2">Akcja</text:p>
            </table:table-cell>
            <table:table-cell table:style-name="Tabela9.B1" office:value-type="string">
              <text:p text:style-name="P2">Efekt</text:p>
            </table:table-cell>
          </table:table-row>
        </table:table-header-rows>
        <table:table-row>
          <table:table-cell table:style-name="Tabela9.A2" office:value-type="string">
            <text:p text:style-name="P3">Krótkie wciśnięcie</text:p>
          </table:table-cell>
          <table:table-cell table:style-name="Tabela9.B2" office:value-type="string">
            <text:p text:style-name="P3">Przełącz tryb K-Line (boost+volt ↔ temp silnika+skrzyni)</text:p>
          </table:table-cell>
        </table:table-row>
        <table:table-row>
          <table:table-cell table:style-name="Tabela9.A2" office:value-type="string">
            <text:p text:style-name="P3">Długie wciśnięcie</text:p>
          </table:table-cell>
          <table:table-cell table:style-name="Tabela9.B2" office:value-type="string">
            <text:p text:style-name="P3">Wejdź w tryb diagnostyczny</text:p>
          </table:table-cell>
        </table:table-row>
      </table:table>
      <text:p text:style-name="Text_20_body"/>
      <text:h text:style-name="Heading_20_4" text:outline-level="4">Tryb diagnostyczny</text:h>
      <table:table table:name="Tabela10" table:style-name="Tabela10">
        <table:table-column table:style-name="Tabela10.A" table:number-columns-repeated="2"/>
        <table:table-header-rows>
          <table:table-row>
            <table:table-cell table:style-name="Tabela10.A1" office:value-type="string">
              <text:p text:style-name="P2">Akcja</text:p>
            </table:table-cell>
            <table:table-cell table:style-name="Tabela10.B1" office:value-type="string">
              <text:p text:style-name="P2">Efekt</text:p>
            </table:table-cell>
          </table:table-row>
        </table:table-header-rows>
        <table:table-row>
          <table:table-cell table:style-name="Tabela10.A2" office:value-type="string">
            <text:p text:style-name="P3">Krótkie wciśnięcie</text:p>
          </table:table-cell>
          <table:table-cell table:style-name="Tabela10.B2" office:value-type="string">
            <text:p text:style-name="P3">Następna strona diagnostyczna</text:p>
          </table:table-cell>
        </table:table-row>
        <table:table-row>
          <table:table-cell table:style-name="Tabela10.A2" office:value-type="string">
            <text:p text:style-name="P3">Krótkie wciśnięcie (ostatnia strona)</text:p>
          </table:table-cell>
          <table:table-cell table:style-name="Tabela10.B2" office:value-type="string">
            <text:p text:style-name="P3">Wyjście z diagnostyki</text:p>
          </table:table-cell>
        </table:table-row>
        <table:table-row>
          <table:table-cell table:style-name="Tabela10.A2" office:value-type="string">
            <text:p text:style-name="P3">Długie wciśnięcie (ostatnia strona)</text:p>
          </table:table-cell>
          <table:table-cell table:style-name="Tabela10.B2" office:value-type="string">
            <text:p text:style-name="P3">Kasowanie DTC, powrót do początku diag</text:p>
          </table:table-cell>
        </table:table-row>
      </table:table>
      <text:p text:style-name="Text_20_body"/>
      <text:p text:style-name="Horizontal_20_Line"/>
      <text:h text:style-name="Heading_20_2" text:outline-level="2">12. Auto-kalibracja ciśnienia</text:h>
      <text:p text:style-name="Text_20_body">Ciśnienie doładowania jest prezentowane <text:span text:style-name="T1">względem atmosferycznego</text:span> (bar nadciśnienia).</text:p>
      <text:h text:style-name="Heading_20_3" text:outline-level="3">Mechanizm</text:h>
      <text:p text:style-name="P4">// Warunek kalibracji: silnik zgaszony (RPM &lt; 600) + K-Line aktywny + dane dostępne<text:line-break/>if (kLineMode &amp;&amp; !diagMode &amp;&amp; kLineBoostHpa != -99 &amp;&amp; canRPM &lt; 600) {<text:line-break/> <text:s text:c="3"/>atmosBar = kLineBoostHpa / 1000.0f;<text:line-break/> <text:s text:c="3"/>atmosSet = true;<text:line-break/>}</text:p>
      <text:h text:style-name="Heading_20_3" text:outline-level="3">Prezentacja</text:h>
      <text:p text:style-name="P4">if (atmosSet)<text:line-break/> <text:s text:c="3"/>displayBoostBar = (kLineBoostHpa / 1000.0f) - atmosBar;<text:line-break/>else<text:line-break/> <text:s text:c="3"/>displayBoostBar = kLineBoostHpa / 1000.0f;</text:p>
      <text:p text:style-name="Text_20_body">Przykład:</text:p>
      <text:list text:style-name="L7">
        <text:list-item>
          <text:p text:style-name="P11">Silnik zgaszony, <text:span text:style-name="T2">kLineBoostHpa = 1013</text:span> → <text:span text:style-name="T2">atmosBar = 1.013 bar</text:span></text:p>
        </text:list-item>
        <text:list-item>
          <text:p text:style-name="P11">Silnik pod obciążeniem, <text:span text:style-name="T2">kLineBoostHpa = 1513</text:span> → wyświetla <text:span text:style-name="T2">0.50 bar</text:span> nadciśnienia</text:p>
        </text:list-item>
      </text:list>
      <text:p text:style-name="Horizontal_20_Line"/>
      <text:h text:style-name="Heading_20_2" text:outline-level="2">13. Splash screen</text:h>
      <text:p text:style-name="Text_20_body">Wyświetlany podczas <text:span text:style-name="T2">setup()</text:span> przez <text:span text:style-name="T2">SPLASH_DURATION_MS = 2000ms</text:span>.</text:p>
      <text:p text:style-name="P4"><text:soft-page-break/><text:s text:c="8"/>┌───────────────┐<text:line-break/> <text:s text:c="7"/>│ <text:s text:c="14"/>│<text:line-break/> <text:s text:c="7"/>│ <text:s text:c="2"/>Escape <text:s text:c="5"/>│ <text:s/>← biały, textSize=3<text:line-break/> <text:s text:c="7"/>│ <text:s text:c="4"/>4x4 <text:s text:c="6"/>│ <text:s/>← pomarańczowy, textSize=3<text:line-break/> <text:s text:c="7"/>│ <text:s text:c="14"/>│<text:line-break/> <text:s text:c="7"/>└───────────────┘</text:p>
      <text:p text:style-name="Text_20_body">Wycentrowany w pionie i poziomie:</text:p>
      <text:list text:style-name="L8">
        <text:list-item>
          <text:p text:style-name="P12"><text:span text:style-name="T2">"Escape"</text:span> = 6 × 18px = 108px → startX = (128-108)/2 = 10</text:p>
        </text:list-item>
        <text:list-item>
          <text:p text:style-name="P12"><text:span text:style-name="T2">"4x4"</text:span> = 3 × 18px = 54px → startX = (128-54)/2 = 37</text:p>
        </text:list-item>
      </text:list>
      <text:p text:style-name="Horizontal_20_Line"/>
      <text:h text:style-name="Heading_20_2" text:outline-level="2">14. Marketing sender (0x001)</text:h>
      <text:p text:style-name="Text_20_body">Co 200ms wysyłana jest ramka CAN na ID <text:span text:style-name="T2">0x001</text:span> z danymi reklamowymi:</text:p>
      <text:p text:style-name="P4">Krok 0: "instalac" <text:s/>(0x69 0x6E 0x73 0x74 0x61 0x6C 0x61 0x63)<text:line-break/>Krok 1: "jeoffroad" <text:s/>→ "jeoffroа" (0x6A 0x65 0x6F 0x66 0x66 0x72 0x6F 0x61)<text:line-break/>Krok 2: "d.pl\x03\x02\x00\x07"</text:p>
      <text:p text:style-name="Text_20_body">Złożone razem: <text:span text:style-name="T2">instalacjeoffroad.pl</text:span> — adres strony producenta.</text:p>
      <text:p text:style-name="Quotations">ℹ️ Dane są podzielone na 3 ramki po 8 bajtów, bo tyle mieści jedna ramka CAN.</text:p>
      <text:p text:style-name="Horizontal_20_Line"/>
      <text:h text:style-name="Heading_20_2" text:outline-level="2">15. Zmienne globalne — reference</text:h>
      <text:h text:style-name="Heading_20_3" text:outline-level="3">Stan skrzynki biegów</text:h>
      <table:table table:name="Tabela11" table:style-name="Tabela11">
        <table:table-column table:style-name="Tabela11.A" table:number-columns-repeated="3"/>
        <table:table-header-rows>
          <table:table-row>
            <table:table-cell table:style-name="Tabela11.A1" office:value-type="string">
              <text:p text:style-name="P2">Zmienna</text:p>
            </table:table-cell>
            <table:table-cell table:style-name="Tabela11.A1" office:value-type="string">
              <text:p text:style-name="P2">Typ</text:p>
            </table:table-cell>
            <table:table-cell table:style-name="Tabela11.C1" office:value-type="string">
              <text:p text:style-name="P2">Opis</text:p>
            </table:table-cell>
          </table:table-row>
        </table:table-header-rows>
        <table:table-row>
          <table:table-cell table:style-name="Tabela11.A2" office:value-type="string">
            <text:p text:style-name="Table_20_Contents"><text:span text:style-name="T2">bieg</text:span></text:p>
          </table:table-cell>
          <table:table-cell table:style-name="Tabela11.A2" office:value-type="string">
            <text:p text:style-name="Table_20_Contents"><text:span text:style-name="T2">char</text:span></text:p>
          </table:table-cell>
          <table:table-cell table:style-name="Tabela11.C2" office:value-type="string">
            <text:p text:style-name="Table_20_Contents">Aktualny bieg: <text:span text:style-name="T2">'1'</text:span>..<text:span text:style-name="T2">'8'</text:span>, <text:span text:style-name="T2">-99</text:span> = nieznany</text:p>
          </table:table-cell>
        </table:table-row>
        <table:table-row>
          <table:table-cell table:style-name="Tabela11.A2" office:value-type="string">
            <text:p text:style-name="Table_20_Contents"><text:span text:style-name="T2">tryb</text:span></text:p>
          </table:table-cell>
          <table:table-cell table:style-name="Tabela11.A2" office:value-type="string">
            <text:p text:style-name="Table_20_Contents"><text:span text:style-name="T2">char</text:span></text:p>
          </table:table-cell>
          <table:table-cell table:style-name="Tabela11.C2" office:value-type="string">
            <text:p text:style-name="Table_20_Contents">Tryb: <text:span text:style-name="T2">P/R/N/D/S/M/G</text:span>, <text:span text:style-name="T2">-99</text:span> = nieznany</text:p>
          </table:table-cell>
        </table:table-row>
        <table:table-row>
          <table:table-cell table:style-name="Tabela11.A2" office:value-type="string">
            <text:p text:style-name="Table_20_Contents"><text:span text:style-name="T2">zmia</text:span></text:p>
          </table:table-cell>
          <table:table-cell table:style-name="Tabela11.A2" office:value-type="string">
            <text:p text:style-name="Table_20_Contents"><text:span text:style-name="T2">int8_t</text:span></text:p>
          </table:table-cell>
          <table:table-cell table:style-name="Tabela11.C2" office:value-type="string">
            <text:p text:style-name="Table_20_Contents">Zmiana biegu: <text:span text:style-name="T2">+1</text:span>, <text:span text:style-name="T2">-1</text:span>, <text:span text:style-name="T2">0</text:span></text:p>
          </table:table-cell>
        </table:table-row>
        <table:table-row>
          <table:table-cell table:style-name="Tabela11.A2" office:value-type="string">
            <text:p text:style-name="Table_20_Contents"><text:span text:style-name="T2">biegUI</text:span></text:p>
          </table:table-cell>
          <table:table-cell table:style-name="Tabela11.A2" office:value-type="string">
            <text:p text:style-name="Table_20_Contents"><text:span text:style-name="T2">char</text:span></text:p>
          </table:table-cell>
          <table:table-cell table:style-name="Tabela11.C2" office:value-type="string">
            <text:p text:style-name="Table_20_Contents">Bieg renderowany na OLED (może różnić się od <text:span text:style-name="T2">bieg</text:span> podczas latchu)</text:p>
          </table:table-cell>
        </table:table-row>
        <table:table-row>
          <table:table-cell table:style-name="Tabela11.A2" office:value-type="string">
            <text:p text:style-name="Table_20_Contents"><text:span text:style-name="T2">trybUI</text:span></text:p>
          </table:table-cell>
          <table:table-cell table:style-name="Tabela11.A2" office:value-type="string">
            <text:p text:style-name="Table_20_Contents"><text:span text:style-name="T2">char</text:span></text:p>
          </table:table-cell>
          <table:table-cell table:style-name="Tabela11.C2" office:value-type="string">
            <text:p text:style-name="P3">Tryb renderowany (z debouncingiem)</text:p>
          </table:table-cell>
        </table:table-row>
        <table:table-row>
          <table:table-cell table:style-name="Tabela11.A2" office:value-type="string">
            <text:p text:style-name="Table_20_Contents"><text:span text:style-name="T2">zmiaUI</text:span></text:p>
          </table:table-cell>
          <table:table-cell table:style-name="Tabela11.A2" office:value-type="string">
            <text:p text:style-name="Table_20_Contents"><text:span text:style-name="T2">int8_t</text:span></text:p>
          </table:table-cell>
          <table:table-cell table:style-name="Tabela11.C2" office:value-type="string">
            <text:p text:style-name="P3">Strzałka renderowana (z latchem)</text:p>
          </table:table-cell>
        </table:table-row>
      </table:table>
      <text:p text:style-name="Text_20_body"/>
      <text:h text:style-name="Heading_20_3" text:outline-level="3"><text:soft-page-break/>Temperatury</text:h>
      <table:table table:name="Tabela12" table:style-name="Tabela12">
        <table:table-column table:style-name="Tabela12.A" table:number-columns-repeated="3"/>
        <table:table-header-rows>
          <table:table-row>
            <table:table-cell table:style-name="Tabela12.A1" office:value-type="string">
              <text:p text:style-name="P2">Zmienna</text:p>
            </table:table-cell>
            <table:table-cell table:style-name="Tabela12.A1" office:value-type="string">
              <text:p text:style-name="P2">Typ</text:p>
            </table:table-cell>
            <table:table-cell table:style-name="Tabela12.C1" office:value-type="string">
              <text:p text:style-name="P2">Jednostka</text:p>
            </table:table-cell>
          </table:table-row>
        </table:table-header-rows>
        <table:table-row>
          <table:table-cell table:style-name="Tabela12.A2" office:value-type="string">
            <text:p text:style-name="Table_20_Contents"><text:span text:style-name="T2">tSilnika</text:span></text:p>
          </table:table-cell>
          <table:table-cell table:style-name="Tabela12.A2" office:value-type="string">
            <text:p text:style-name="Table_20_Contents"><text:span text:style-name="T2">int</text:span></text:p>
          </table:table-cell>
          <table:table-cell table:style-name="Tabela12.C2" office:value-type="string">
            <text:p text:style-name="Table_20_Contents">°C, <text:span text:style-name="T2">-99</text:span> = brak danych</text:p>
          </table:table-cell>
        </table:table-row>
        <table:table-row>
          <table:table-cell table:style-name="Tabela12.A2" office:value-type="string">
            <text:p text:style-name="Table_20_Contents"><text:span text:style-name="T2">tSkrzyni</text:span></text:p>
          </table:table-cell>
          <table:table-cell table:style-name="Tabela12.A2" office:value-type="string">
            <text:p text:style-name="Table_20_Contents"><text:span text:style-name="T2">int</text:span></text:p>
          </table:table-cell>
          <table:table-cell table:style-name="Tabela12.C2" office:value-type="string">
            <text:p text:style-name="Table_20_Contents">°C, <text:span text:style-name="T2">-99</text:span> = brak danych</text:p>
          </table:table-cell>
        </table:table-row>
      </table:table>
      <text:p text:style-name="Text_20_body"/>
      <text:h text:style-name="Heading_20_3" text:outline-level="3">K-Line</text:h>
      <table:table table:name="Tabela13" table:style-name="Tabela13">
        <table:table-column table:style-name="Tabela13.A" table:number-columns-repeated="3"/>
        <table:table-header-rows>
          <table:table-row>
            <table:table-cell table:style-name="Tabela13.A1" office:value-type="string">
              <text:p text:style-name="P2">Zmienna</text:p>
            </table:table-cell>
            <table:table-cell table:style-name="Tabela13.A1" office:value-type="string">
              <text:p text:style-name="P2">Typ</text:p>
            </table:table-cell>
            <table:table-cell table:style-name="Tabela13.C1" office:value-type="string">
              <text:p text:style-name="P2">Opis</text:p>
            </table:table-cell>
          </table:table-row>
        </table:table-header-rows>
        <table:table-row>
          <table:table-cell table:style-name="Tabela13.A2" office:value-type="string">
            <text:p text:style-name="Table_20_Contents"><text:span text:style-name="T2">kLineMode</text:span></text:p>
          </table:table-cell>
          <table:table-cell table:style-name="Tabela13.A2" office:value-type="string">
            <text:p text:style-name="Table_20_Contents"><text:span text:style-name="T2">bool</text:span></text:p>
          </table:table-cell>
          <table:table-cell table:style-name="Tabela13.C2" office:value-type="string">
            <text:p text:style-name="Table_20_Contents"><text:span text:style-name="T2">true</text:span> = wyświetl boost/volt zamiast temp</text:p>
          </table:table-cell>
        </table:table-row>
        <table:table-row>
          <table:table-cell table:style-name="Tabela13.A2" office:value-type="string">
            <text:p text:style-name="Table_20_Contents"><text:span text:style-name="T2">kLineConnected</text:span></text:p>
          </table:table-cell>
          <table:table-cell table:style-name="Tabela13.A2" office:value-type="string">
            <text:p text:style-name="Table_20_Contents"><text:span text:style-name="T2">bool</text:span></text:p>
          </table:table-cell>
          <table:table-cell table:style-name="Tabela13.C2" office:value-type="string">
            <text:p text:style-name="P3">Czy ECU odpowiada</text:p>
          </table:table-cell>
        </table:table-row>
        <table:table-row>
          <table:table-cell table:style-name="Tabela13.A2" office:value-type="string">
            <text:p text:style-name="Table_20_Contents"><text:span text:style-name="T2">kLineBoostHpa</text:span></text:p>
          </table:table-cell>
          <table:table-cell table:style-name="Tabela13.A2" office:value-type="string">
            <text:p text:style-name="Table_20_Contents"><text:span text:style-name="T2">int</text:span></text:p>
          </table:table-cell>
          <table:table-cell table:style-name="Tabela13.C2" office:value-type="string">
            <text:p text:style-name="Table_20_Contents">Ciśnienie w hPa, <text:span text:style-name="T2">-99</text:span> = brak</text:p>
          </table:table-cell>
        </table:table-row>
        <table:table-row>
          <table:table-cell table:style-name="Tabela13.A2" office:value-type="string">
            <text:p text:style-name="Table_20_Contents"><text:span text:style-name="T2">kLineVoltage</text:span></text:p>
          </table:table-cell>
          <table:table-cell table:style-name="Tabela13.A2" office:value-type="string">
            <text:p text:style-name="Table_20_Contents"><text:span text:style-name="T2">float</text:span></text:p>
          </table:table-cell>
          <table:table-cell table:style-name="Tabela13.C2" office:value-type="string">
            <text:p text:style-name="P3">Napięcie akumulatora w V</text:p>
          </table:table-cell>
        </table:table-row>
        <table:table-row>
          <table:table-cell table:style-name="Tabela13.A2" office:value-type="string">
            <text:p text:style-name="Table_20_Contents"><text:span text:style-name="T2">kLineReadCount</text:span></text:p>
          </table:table-cell>
          <table:table-cell table:style-name="Tabela13.A2" office:value-type="string">
            <text:p text:style-name="Table_20_Contents"><text:span text:style-name="T2">int</text:span></text:p>
          </table:table-cell>
          <table:table-cell table:style-name="Tabela13.C2" office:value-type="string">
            <text:p text:style-name="P3">Licznik odczytów (reset po 20 → reinit)</text:p>
          </table:table-cell>
        </table:table-row>
      </table:table>
      <text:p text:style-name="Text_20_body"/>
      <text:h text:style-name="Heading_20_3" text:outline-level="3">CAN</text:h>
      <table:table table:name="Tabela14" table:style-name="Tabela14">
        <table:table-column table:style-name="Tabela14.A" table:number-columns-repeated="3"/>
        <table:table-header-rows>
          <table:table-row>
            <table:table-cell table:style-name="Tabela14.A1" office:value-type="string">
              <text:p text:style-name="P2">Zmienna</text:p>
            </table:table-cell>
            <table:table-cell table:style-name="Tabela14.A1" office:value-type="string">
              <text:p text:style-name="P2">Typ</text:p>
            </table:table-cell>
            <table:table-cell table:style-name="Tabela14.C1" office:value-type="string">
              <text:p text:style-name="P2">Opis</text:p>
            </table:table-cell>
          </table:table-row>
        </table:table-header-rows>
        <table:table-row>
          <table:table-cell table:style-name="Tabela14.A2" office:value-type="string">
            <text:p text:style-name="Table_20_Contents"><text:span text:style-name="T2">canMode</text:span></text:p>
          </table:table-cell>
          <table:table-cell table:style-name="Tabela14.A2" office:value-type="string">
            <text:p text:style-name="Table_20_Contents"><text:span text:style-name="T2">CanMode</text:span></text:p>
          </table:table-cell>
          <table:table-cell table:style-name="Tabela14.C2" office:value-type="string">
            <text:p text:style-name="Table_20_Contents"><text:span text:style-name="T2">CAN_UNKNOWN/CAN_OLD/CAN_NEW</text:span></text:p>
          </table:table-cell>
        </table:table-row>
        <table:table-row>
          <table:table-cell table:style-name="Tabela14.A2" office:value-type="string">
            <text:p text:style-name="Table_20_Contents"><text:span text:style-name="T2">ecuVariant</text:span></text:p>
          </table:table-cell>
          <table:table-cell table:style-name="Tabela14.A2" office:value-type="string">
            <text:p text:style-name="Table_20_Contents"><text:span text:style-name="T2">EcuVariant</text:span></text:p>
          </table:table-cell>
          <table:table-cell table:style-name="Tabela14.C2" office:value-type="string">
            <text:p text:style-name="Table_20_Contents"><text:span text:style-name="T2">ECU_E53/ECU_E60</text:span></text:p>
          </table:table-cell>
        </table:table-row>
        <table:table-row>
          <table:table-cell table:style-name="Tabela14.A2" office:value-type="string">
            <text:p text:style-name="Table_20_Contents"><text:span text:style-name="T2">canRPM</text:span></text:p>
          </table:table-cell>
          <table:table-cell table:style-name="Tabela14.A2" office:value-type="string">
            <text:p text:style-name="Table_20_Contents"><text:span text:style-name="T2">int</text:span></text:p>
          </table:table-cell>
          <table:table-cell table:style-name="Tabela14.C2" office:value-type="string">
            <text:p text:style-name="P3">Obroty silnika</text:p>
          </table:table-cell>
        </table:table-row>
      </table:table>
      <text:p text:style-name="Text_20_body"/>
      <text:h text:style-name="Heading_20_3" text:outline-level="3">Ciśnienie atmosferyczne</text:h>
      <table:table table:name="Tabela15" table:style-name="Tabela15">
        <table:table-column table:style-name="Tabela15.A" table:number-columns-repeated="3"/>
        <table:table-header-rows>
          <table:table-row>
            <table:table-cell table:style-name="Tabela15.A1" office:value-type="string">
              <text:p text:style-name="P2">Zmienna</text:p>
            </table:table-cell>
            <table:table-cell table:style-name="Tabela15.A1" office:value-type="string">
              <text:p text:style-name="P2">Typ</text:p>
            </table:table-cell>
            <table:table-cell table:style-name="Tabela15.C1" office:value-type="string">
              <text:p text:style-name="P2">Opis</text:p>
            </table:table-cell>
          </table:table-row>
        </table:table-header-rows>
        <table:table-row>
          <table:table-cell table:style-name="Tabela15.A2" office:value-type="string">
            <text:p text:style-name="Table_20_Contents"><text:span text:style-name="T2">atmosBar</text:span></text:p>
          </table:table-cell>
          <table:table-cell table:style-name="Tabela15.A2" office:value-type="string">
            <text:p text:style-name="Table_20_Contents"><text:span text:style-name="T2">float</text:span></text:p>
          </table:table-cell>
          <table:table-cell table:style-name="Tabela15.C2" office:value-type="string">
            <text:p text:style-name="P3">Zmierzone ciśnienie atmosferyczne w bar</text:p>
          </table:table-cell>
        </table:table-row>
        <table:table-row>
          <table:table-cell table:style-name="Tabela15.A2" office:value-type="string">
            <text:p text:style-name="Table_20_Contents"><text:span text:style-name="T2">atmosSet</text:span></text:p>
          </table:table-cell>
          <table:table-cell table:style-name="Tabela15.A2" office:value-type="string">
            <text:p text:style-name="Table_20_Contents"><text:span text:style-name="T2">bool</text:span></text:p>
          </table:table-cell>
          <table:table-cell table:style-name="Tabela15.C2" office:value-type="string">
            <text:p text:style-name="P3">Czy kalibracja została wykonana</text:p>
          </table:table-cell>
        </table:table-row>
      </table:table>
      <text:p text:style-name="Text_20_body"/>
      <text:h text:style-name="Heading_20_3" text:outline-level="3">DTC</text:h>
      <table:table table:name="Tabela16" table:style-name="Tabela16">
        <table:table-column table:style-name="Tabela16.A" table:number-columns-repeated="3"/>
        <table:table-header-rows>
          <table:table-row>
            <table:table-cell table:style-name="Tabela16.A1" office:value-type="string">
              <text:p text:style-name="P2">Zmienna</text:p>
            </table:table-cell>
            <table:table-cell table:style-name="Tabela16.A1" office:value-type="string">
              <text:p text:style-name="P2">Typ</text:p>
            </table:table-cell>
            <table:table-cell table:style-name="Tabela16.C1" office:value-type="string">
              <text:p text:style-name="P2">Opis</text:p>
            </table:table-cell>
          </table:table-row>
        </table:table-header-rows>
        <table:table-row>
          <table:table-cell table:style-name="Tabela16.A2" office:value-type="string">
            <text:p text:style-name="Table_20_Contents"><text:span text:style-name="T2">dtcCodes[20]</text:span></text:p>
          </table:table-cell>
          <table:table-cell table:style-name="Tabela16.A2" office:value-type="string">
            <text:p text:style-name="Table_20_Contents"><text:span text:style-name="T2">uint16_t[]</text:span></text:p>
          </table:table-cell>
          <table:table-cell table:style-name="Tabela16.C2" office:value-type="string">
            <text:p text:style-name="P3">Kody błędów</text:p>
          </table:table-cell>
        </table:table-row>
        <table:table-row>
          <table:table-cell table:style-name="Tabela16.A2" office:value-type="string">
            <text:p text:style-name="Table_20_Contents"><text:span text:style-name="T2">dtcStatuses[20]</text:span></text:p>
          </table:table-cell>
          <table:table-cell table:style-name="Tabela16.A2" office:value-type="string">
            <text:p text:style-name="Table_20_Contents"><text:span text:style-name="T2">uint8_t[]</text:span></text:p>
          </table:table-cell>
          <table:table-cell table:style-name="Tabela16.C2" office:value-type="string">
            <text:p text:style-name="P3">Status każdego DTC</text:p>
          </table:table-cell>
        </table:table-row>
        <table:table-row>
          <table:table-cell table:style-name="Tabela16.A2" office:value-type="string">
            <text:p text:style-name="Table_20_Contents"><text:span text:style-name="T2">dtcCount</text:span></text:p>
          </table:table-cell>
          <table:table-cell table:style-name="Tabela16.A2" office:value-type="string">
            <text:p text:style-name="Table_20_Contents"><text:span text:style-name="T2">int</text:span></text:p>
          </table:table-cell>
          <table:table-cell table:style-name="Tabela16.C2" office:value-type="string">
            <text:p text:style-name="P3">Liczba znalezionych błędów</text:p>
          </table:table-cell>
        </table:table-row>
        <table:table-row>
          <table:table-cell table:style-name="Tabela16.A2" office:value-type="string">
            <text:p text:style-name="Table_20_Contents"><text:span text:style-name="T2">diagMode</text:span></text:p>
          </table:table-cell>
          <table:table-cell table:style-name="Tabela16.A2" office:value-type="string">
            <text:p text:style-name="Table_20_Contents"><text:span text:style-name="T2">bool</text:span></text:p>
          </table:table-cell>
          <table:table-cell table:style-name="Tabela16.C2" office:value-type="string">
            <text:p text:style-name="P3">Czy jesteśmy w trybie <text:soft-page-break/>diagnostycznym</text:p>
          </table:table-cell>
        </table:table-row>
        <table:table-row>
          <table:table-cell table:style-name="Tabela16.A2" office:value-type="string">
            <text:p text:style-name="Table_20_Contents"><text:span text:style-name="T2">diagPage</text:span></text:p>
          </table:table-cell>
          <table:table-cell table:style-name="Tabela16.A2" office:value-type="string">
            <text:p text:style-name="Table_20_Contents"><text:span text:style-name="T2">int</text:span></text:p>
          </table:table-cell>
          <table:table-cell table:style-name="Tabela16.C2" office:value-type="string">
            <text:p text:style-name="P3">Aktualna strona (0-based)</text:p>
          </table:table-cell>
        </table:table-row>
        <table:table-row>
          <table:table-cell table:style-name="Tabela16.A2" office:value-type="string">
            <text:p text:style-name="Table_20_Contents"><text:span text:style-name="T2">diagTotalPages</text:span></text:p>
          </table:table-cell>
          <table:table-cell table:style-name="Tabela16.A2" office:value-type="string">
            <text:p text:style-name="Table_20_Contents"><text:span text:style-name="T2">int</text:span></text:p>
          </table:table-cell>
          <table:table-cell table:style-name="Tabela16.C2" office:value-type="string">
            <text:p text:style-name="P3">Łączna liczba stron</text:p>
          </table:table-cell>
        </table:table-row>
      </table:table>
      <text:p text:style-name="Text_20_body"/>
      <text:p text:style-name="Horizontal_20_Line"/>
      <text:h text:style-name="Heading_20_2" text:outline-level="2">16. Przepływ programu — schemat głównej pętli</text:h>
      <text:p text:style-name="P4">loop() START<text:line-break/> <text:s text:c="3"/>│<text:line-break/> <text:s text:c="3"/>├─► handleButton() <text:s text:c="10"/>— odczytaj GPIO 14<text:line-break/> <text:s text:c="3"/>├─► handleMarketingSender() <text:s/>— wyślij ramkę 0x001 co 200ms<text:line-break/> <text:s text:c="3"/>│<text:line-break/> <text:s text:c="3"/>├─► [GPIO 21 state machine]<text:line-break/> <text:s text:c="3"/>│ <text:s text:c="6"/>├── falling edge detected? → start timer<text:line-break/> <text:s text:c="3"/>│ <text:s text:c="6"/>├── held ≥ 3000ms? <text:s/>→ LONG PRESS action<text:line-break/> <text:s text:c="3"/>│ <text:s text:c="6"/>└── rising edge? <text:s text:c="3"/>→ SHORT PRESS action<text:line-break/> <text:s text:c="3"/>│<text:line-break/> <text:s text:c="3"/>├─► kLineUpdate() <text:s text:c="10"/>— jeśli kLineMode &amp;&amp; !diagMode<text:line-break/> <text:s text:c="3"/>│ <text:s text:c="6"/>└── co 200ms: FastInit (jeśli potrzeba) + zapytaj 0x2C<text:line-break/> <text:s text:c="3"/>│<text:line-break/> <text:s text:c="3"/>├─► [CAN receive loop]<text:line-break/> <text:s text:c="3"/>│ <text:s text:c="6"/>└── while(twai_receive() == OK):<text:line-break/> <text:s text:c="3"/>│ <text:s text:c="14"/>├── aktualizuj lastOldSeenMs / lastNewSeenMs<text:line-break/> <text:s text:c="3"/>│ <text:s text:c="14"/>├── wykryj ecuVariant (0x0A9?)<text:line-break/> <text:s text:c="3"/>│ <text:s text:c="14"/>├── dekoduj OLD CAN (0x43F, 0x43B, 0x329)<text:line-break/> <text:s text:c="3"/>│ <text:s text:c="14"/>├── dekoduj NEW CAN (0x1D2, 0x0BA, 0x0B5, 0x1D0)<text:line-break/> <text:s text:c="3"/>│ <text:s text:c="14"/>└── dekoduj RPM (0x316 / 0x0AA)<text:line-break/> <text:s text:c="3"/>│<text:line-break/> <text:s text:c="3"/>├─► updateCanModeFromSeen() <text:s/>— timeout CAN_OLD/CAN_NEW<text:line-break/> <text:s text:c="3"/>│<text:line-break/> <text:s text:c="3"/>├─► [auto-kalibracja atmosBar]<text:line-break/> <text:s text:c="3"/>│ <text:s text:c="6"/>└── jeśli RPM&lt;600 &amp;&amp; kLineMode → zapisz atmosBar<text:line-break/> <text:s text:c="3"/>│<text:line-break/> <text:s text:c="3"/>├─► updateTrybUI() <text:s text:c="10"/>— debounce N<text:line-break/> <text:s text:c="3"/>├─► updateArrowUI() <text:s text:c="9"/>— latch strzałki<text:line-break/> <text:s text:c="3"/>│<text:line-break/> <text:s text:c="3"/>└─► if (anyStateChanged &amp;&amp; !diagMode):<text:line-break/> <text:s text:c="11"/>├── updateUI(false) <text:s/>— odśwież OLED<text:line-break/> <text:s text:c="11"/>└── commitPops() <text:s text:c="4"/>— zapisz poprzednie stany</text:p>
      <text:p text:style-name="Horizontal_20_Line"/>
      <text:h text:style-name="Heading_20_2" text:outline-level="2">17. Słowniczek pojęć</text:h>
      <table:table table:name="Tabela17" table:style-name="Tabela17">
        <table:table-column table:style-name="Tabela17.A" table:number-columns-repeated="2"/>
        <table:table-header-rows>
          <table:table-row>
            <table:table-cell table:style-name="Tabela17.A1" office:value-type="string">
              <text:p text:style-name="P2">Termin</text:p>
            </table:table-cell>
            <table:table-cell table:style-name="Tabela17.B1" office:value-type="string">
              <text:p text:style-name="P2">Wyjaśnienie</text:p>
            </table:table-cell>
          </table:table-row>
        </table:table-header-rows>
        <table:table-row>
          <table:table-cell table:style-name="Tabela17.A2" office:value-type="string">
            <text:p text:style-name="Table_20_Contents"><text:span text:style-name="T1">CAN Bus</text:span></text:p>
          </table:table-cell>
          <table:table-cell table:style-name="Tabela17.B2" office:value-type="string">
            <text:p text:style-name="P3">Controller Area Network — magistrala szeregowa w samochodach</text:p>
          </table:table-cell>
        </table:table-row>
        <table:table-row>
          <table:table-cell table:style-name="Tabela17.A2" office:value-type="string">
            <text:p text:style-name="Table_20_Contents"><text:span text:style-name="T1">TWAI</text:span></text:p>
          </table:table-cell>
          <table:table-cell table:style-name="Tabela17.B2" office:value-type="string">
            <text:p text:style-name="P3">Two-Wire Automotive Interface — ESP32-owa implementacja CAN</text:p>
          </table:table-cell>
        </table:table-row>
        <table:table-row>
          <table:table-cell table:style-name="Tabela17.A2" office:value-type="string">
            <text:p text:style-name="Table_20_Contents"><text:span text:style-name="T1">K-Line</text:span></text:p>
          </table:table-cell>
          <table:table-cell table:style-name="Tabela17.B2" office:value-type="string">
            <text:p text:style-name="P3">Jednokanałowy protokół diagnostyczny ISO 9141-2</text:p>
          </table:table-cell>
        </table:table-row>
        <text:soft-page-break/>
        <table:table-row>
          <table:table-cell table:style-name="Tabela17.A2" office:value-type="string">
            <text:p text:style-name="Table_20_Contents"><text:span text:style-name="T1">DTC</text:span></text:p>
          </table:table-cell>
          <table:table-cell table:style-name="Tabela17.B2" office:value-type="string">
            <text:p text:style-name="P3">Diagnostic Trouble Code — kod błędu ECU</text:p>
          </table:table-cell>
        </table:table-row>
        <table:table-row>
          <table:table-cell table:style-name="Tabela17.A2" office:value-type="string">
            <text:p text:style-name="Table_20_Contents"><text:span text:style-name="T1">ECU</text:span></text:p>
          </table:table-cell>
          <table:table-cell table:style-name="Tabela17.B2" office:value-type="string">
            <text:p text:style-name="P3">Electronic Control Unit — sterownik elektroniczny</text:p>
          </table:table-cell>
        </table:table-row>
        <table:table-row>
          <table:table-cell table:style-name="Tabela17.A2" office:value-type="string">
            <text:p text:style-name="Table_20_Contents"><text:span text:style-name="T1">EDC16C31</text:span></text:p>
          </table:table-cell>
          <table:table-cell table:style-name="Tabela17.B2" office:value-type="string">
            <text:p text:style-name="P3">Bosch EDC16C31 — sterownik silnika Diesla BMW</text:p>
          </table:table-cell>
        </table:table-row>
        <table:table-row>
          <table:table-cell table:style-name="Tabela17.A2" office:value-type="string">
            <text:p text:style-name="Table_20_Contents"><text:span text:style-name="T1">Fast Init</text:span></text:p>
          </table:table-cell>
          <table:table-cell table:style-name="Tabela17.B2" office:value-type="string">
            <text:p text:style-name="P3">Procedura szybkiej inicjalizacji K-Line (zamiast 5-baud init)</text:p>
          </table:table-cell>
        </table:table-row>
        <table:table-row>
          <table:table-cell table:style-name="Tabela17.A2" office:value-type="string">
            <text:p text:style-name="Table_20_Contents"><text:span text:style-name="T1">OBD-II</text:span></text:p>
          </table:table-cell>
          <table:table-cell table:style-name="Tabela17.B2" office:value-type="string">
            <text:p text:style-name="P3">On-Board Diagnostics — standard złącza diagnostycznego</text:p>
          </table:table-cell>
        </table:table-row>
        <table:table-row>
          <table:table-cell table:style-name="Tabela17.A2" office:value-type="string">
            <text:p text:style-name="Table_20_Contents"><text:span text:style-name="T1">One-Hot</text:span></text:p>
          </table:table-cell>
          <table:table-cell table:style-name="Tabela17.B2" office:value-type="string">
            <text:p text:style-name="Table_20_Contents">Kodowanie gdzie tylko jeden bit jest ustawiony (np. <text:span text:style-name="T2">0b00001000</text:span>)</text:p>
          </table:table-cell>
        </table:table-row>
        <table:table-row>
          <table:table-cell table:style-name="Tabela17.A2" office:value-type="string">
            <text:p text:style-name="Table_20_Contents"><text:span text:style-name="T1">RGB 5-6-5</text:span></text:p>
          </table:table-cell>
          <table:table-cell table:style-name="Tabela17.B2" office:value-type="string">
            <text:p text:style-name="P3">Format koloru 16-bit: 5 bitów R, 6 G, 5 B</text:p>
          </table:table-cell>
        </table:table-row>
        <table:table-row>
          <table:table-cell table:style-name="Tabela17.A2" office:value-type="string">
            <text:p text:style-name="Table_20_Contents"><text:span text:style-name="T1">Latch</text:span></text:p>
          </table:table-cell>
          <table:table-cell table:style-name="Tabela17.B2" office:value-type="string">
            <text:p text:style-name="P3">Mechanizm „podtrzymania" wartości przez minimalny czas</text:p>
          </table:table-cell>
        </table:table-row>
        <table:table-row>
          <table:table-cell table:style-name="Tabela17.A2" office:value-type="string">
            <text:p text:style-name="Table_20_Contents"><text:span text:style-name="T1">Debounce</text:span></text:p>
          </table:table-cell>
          <table:table-cell table:style-name="Tabela17.B2" office:value-type="string">
            <text:p text:style-name="P3">Eliminacja drgań styków / fałszywych zmian sygnału</text:p>
          </table:table-cell>
        </table:table-row>
        <table:table-row>
          <table:table-cell table:style-name="Tabela17.A2" office:value-type="string">
            <text:p text:style-name="Table_20_Contents"><text:span text:style-name="T1">Quiet zone</text:span></text:p>
          </table:table-cell>
          <table:table-cell table:style-name="Tabela17.B2" office:value-type="string">
            <text:p text:style-name="P3">Biały margines wokół kodu QR wymagany do jego odczytu</text:p>
          </table:table-cell>
        </table:table-row>
        <table:table-row>
          <table:table-cell table:style-name="Tabela17.A2" office:value-type="string">
            <text:p text:style-name="Table_20_Contents"><text:span text:style-name="T1">Shift watchdog</text:span></text:p>
          </table:table-cell>
          <table:table-cell table:style-name="Tabela17.B2" office:value-type="string">
            <text:p text:style-name="P3">Mechanizm timeout — jeśli zmiana biegu trwa za długo, anuluj</text:p>
          </table:table-cell>
        </table:table-row>
        <table:table-row>
          <table:table-cell table:style-name="Tabela17.A2" office:value-type="string">
            <text:p text:style-name="Table_20_Contents"><text:span text:style-name="T1">hPa</text:span></text:p>
          </table:table-cell>
          <table:table-cell table:style-name="Tabela17.B2" office:value-type="string">
            <text:p text:style-name="P3">Hektopaskal — jednostka ciśnienia (1013 hPa ≈ 1 atm)</text:p>
          </table:table-cell>
        </table:table-row>
        <table:table-row>
          <table:table-cell table:style-name="Tabela17.A2" office:value-type="string">
            <text:p text:style-name="Table_20_Contents"><text:span text:style-name="T1">Half-duplex</text:span></text:p>
          </table:table-cell>
          <table:table-cell table:style-name="Tabela17.B2" office:value-type="string">
            <text:p text:style-name="P3">Komunikacja w jednym kierunku na raz (na jednym przewodzie)</text:p>
          </table:table-cell>
        </table:table-row>
        <table:table-row>
          <table:table-cell table:style-name="Tabela17.A2" office:value-type="string">
            <text:p text:style-name="Table_20_Contents"><text:span text:style-name="T1">commitPops()</text:span></text:p>
          </table:table-cell>
          <table:table-cell table:style-name="Tabela17.B2" office:value-type="string">
            <text:p text:style-name="P3">Zapisanie bieżącego stanu jako „poprzedniego" (do porównania przy następnym odświeżeniu)</text:p>
          </table:table-cell>
        </table:table-row>
      </table:table>
      <text:p text:style-name="Text_20_body"/>
      <text:p text:style-name="Horizontal_20_Line"/>
      <text:p text:style-name="Text_20_body"><text:span text:style-name="T4">Dokumentacja EDC16C31 — wersja 1.0 | instalacjeoffroad.pl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9T15:52:26.385698300</meta:creation-date>
    <dc:date>2026-05-09T15:53:20.384421300</dc:date>
    <meta:editing-duration>PT55S</meta:editing-duration>
    <meta:editing-cycles>1</meta:editing-cycles>
    <meta:document-statistic meta:table-count="17" meta:image-count="0" meta:object-count="0" meta:page-count="16" meta:paragraph-count="459" meta:word-count="2898" meta:character-count="20104" meta:non-whitespace-character-count="16093"/>
    <meta:generator>LibreOffice/26.2.2.2$Windows_X86_64 LibreOffice_project/1f77d10d6938fd34972958f64b2bcfa54f8b1ba5</meta:generator>
  </office:meta>
</office:document-meta>
</file>